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style:font-name="Calibri" officeooo:paragraph-rsid="001b6151"/>
    </style:style>
    <style:style style:name="P2" style:family="paragraph" style:parent-style-name="Preformatted_20_Text">
      <style:paragraph-properties fo:text-align="justify" style:justify-single-word="false"/>
      <style:text-properties style:font-name="Calibri" style:text-underline-style="solid" style:text-underline-width="auto" style:text-underline-color="font-color" officeooo:rsid="001b6151" officeooo:paragraph-rsid="001b6151"/>
    </style:style>
    <style:style style:name="P3" style:family="paragraph" style:parent-style-name="Preformatted_20_Text">
      <style:paragraph-properties fo:text-align="justify" style:justify-single-word="false"/>
      <style:text-properties style:font-name="Calibri" style:text-underline-style="none" officeooo:rsid="001b6151" officeooo:paragraph-rsid="001ea53d"/>
    </style:style>
    <style:style style:name="P4" style:family="paragraph" style:parent-style-name="Preformatted_20_Text">
      <style:paragraph-properties fo:text-align="justify" style:justify-single-word="false"/>
      <style:text-properties style:font-name="Calibri" style:text-underline-style="none" officeooo:rsid="001b6151" officeooo:paragraph-rsid="0020df26"/>
    </style:style>
    <style:style style:name="P5" style:family="paragraph" style:parent-style-name="Preformatted_20_Text">
      <style:text-properties style:font-name="Calibri" fo:font-size="12pt" style:text-underline-style="solid" style:text-underline-width="auto" style:text-underline-color="font-color" officeooo:rsid="0015001f" officeooo:paragraph-rsid="001b6151" style:font-size-asian="12pt" style:font-name-complex="Arial" style:font-size-complex="12pt"/>
    </style:style>
    <style:style style:name="P6" style:family="paragraph" style:parent-style-name="Preformatted_20_Text">
      <style:paragraph-properties fo:text-align="justify" style:justify-single-word="false"/>
      <style:text-properties style:font-name="Calibri" fo:font-size="12pt" style:text-underline-style="solid" style:text-underline-width="auto" style:text-underline-color="font-color" officeooo:rsid="001b6151" officeooo:paragraph-rsid="001b6151" style:font-size-asian="12pt" style:font-name-complex="Arial" style:font-size-complex="12pt"/>
    </style:style>
    <style:style style:name="P7" style:family="paragraph" style:parent-style-name="Preformatted_20_Text">
      <style:paragraph-properties fo:text-align="justify" style:justify-single-word="false"/>
      <style:text-properties style:font-name="Calibri" style:text-underline-style="none" officeooo:rsid="001b6151" officeooo:paragraph-rsid="001ea53d"/>
    </style:style>
    <style:style style:name="P8" style:family="paragraph" style:parent-style-name="Preformatted_20_Text">
      <style:paragraph-properties fo:text-align="justify" style:justify-single-word="false"/>
      <style:text-properties style:font-name="Calibri" style:text-underline-style="none" officeooo:rsid="001b6151" officeooo:paragraph-rsid="002d57ae"/>
    </style:style>
    <style:style style:name="P9" style:family="paragraph" style:parent-style-name="Preformatted_20_Text">
      <style:paragraph-properties fo:text-align="justify" style:justify-single-word="false"/>
      <style:text-properties style:font-name="Calibri" style:text-underline-style="none" officeooo:rsid="001b6151" officeooo:paragraph-rsid="003168d5"/>
    </style:style>
    <style:style style:name="P10" style:family="paragraph" style:parent-style-name="Preformatted_20_Text">
      <style:paragraph-properties fo:text-align="justify" style:justify-single-word="false"/>
      <style:text-properties style:font-name="Calibri" style:text-underline-style="none" officeooo:rsid="001b6151" officeooo:paragraph-rsid="00329e62"/>
    </style:style>
    <style:style style:name="P11" style:family="paragraph" style:parent-style-name="Preformatted_20_Text">
      <style:paragraph-properties fo:text-align="justify" style:justify-single-word="false"/>
      <style:text-properties style:font-name="Calibri" style:text-underline-style="none" officeooo:rsid="001b6151" officeooo:paragraph-rsid="003a5e4e"/>
    </style:style>
    <style:style style:name="P12" style:family="paragraph" style:parent-style-name="Preformatted_20_Text">
      <style:paragraph-properties fo:text-align="justify" style:justify-single-word="false"/>
      <style:text-properties style:font-name="Calibri" style:text-underline-style="none" officeooo:rsid="001b6151" officeooo:paragraph-rsid="003fa1d1"/>
    </style:style>
    <style:style style:name="P13" style:family="paragraph" style:parent-style-name="Preformatted_20_Text">
      <style:paragraph-properties fo:text-align="justify" style:justify-single-word="false"/>
      <style:text-properties style:font-name="Calibri" style:text-underline-style="none" officeooo:rsid="001b6151" officeooo:paragraph-rsid="004d2858"/>
    </style:style>
    <style:style style:name="P14" style:family="paragraph" style:parent-style-name="Preformatted_20_Text">
      <style:paragraph-properties fo:text-align="justify" style:justify-single-word="false"/>
      <style:text-properties fo:color="#000000" style:font-name="Calibri" fo:font-size="12pt" style:text-underline-style="none" officeooo:rsid="0020df26" officeooo:paragraph-rsid="001ea53d" style:font-size-asian="12pt" style:font-name-complex="Arial" style:font-size-complex="12pt"/>
    </style:style>
    <style:style style:name="T1" style:family="text">
      <style:text-properties fo:font-size="12pt" style:font-size-asian="12pt" style:font-name-complex="Arial" style:font-size-complex="12pt"/>
    </style:style>
    <style:style style:name="T2" style:family="text">
      <style:text-properties fo:font-size="12pt" officeooo:rsid="0015001f" style:font-size-asian="12pt" style:font-name-complex="Arial" style:font-size-complex="12pt"/>
    </style:style>
    <style:style style:name="T3" style:family="text">
      <style:text-properties fo:font-size="12pt" officeooo:rsid="001cf7e9" style:font-size-asian="12pt" style:font-name-complex="Arial" style:font-size-complex="12pt"/>
    </style:style>
    <style:style style:name="T4" style:family="text">
      <style:text-properties fo:font-size="12pt" officeooo:rsid="001ea53d" style:font-size-asian="12pt" style:font-name-complex="Arial" style:font-size-complex="12pt"/>
    </style:style>
    <style:style style:name="T5" style:family="text">
      <style:text-properties fo:font-size="12pt" officeooo:rsid="001edef6" style:font-size-asian="12pt" style:font-name-complex="Arial" style:font-size-complex="12pt"/>
    </style:style>
    <style:style style:name="T6" style:family="text">
      <style:text-properties fo:font-size="12pt" officeooo:rsid="0020825c" style:font-size-asian="12pt" style:font-name-complex="Arial" style:font-size-complex="12pt"/>
    </style:style>
    <style:style style:name="T7" style:family="text">
      <style:text-properties fo:font-size="12pt" officeooo:rsid="0020df26" style:font-size-asian="12pt" style:font-name-complex="Arial" style:font-size-complex="12pt"/>
    </style:style>
    <style:style style:name="T8" style:family="text">
      <style:text-properties fo:font-size="12pt" officeooo:rsid="0021b63a" style:font-size-asian="12pt" style:font-name-complex="Arial" style:font-size-complex="12pt"/>
    </style:style>
    <style:style style:name="T9" style:family="text">
      <style:text-properties fo:font-size="12pt" officeooo:rsid="0026077d" style:font-size-asian="12pt" style:font-name-complex="Arial" style:font-size-complex="12pt"/>
    </style:style>
    <style:style style:name="T10" style:family="text">
      <style:text-properties fo:font-size="12pt" style:text-underline-style="none" officeooo:rsid="0015001f" style:font-size-asian="12pt" style:font-name-complex="Arial" style:font-size-complex="12pt"/>
    </style:style>
    <style:style style:name="T11" style:family="text">
      <style:text-properties fo:font-size="12pt" fo:font-style="normal" style:text-underline-style="none" officeooo:rsid="0015001f" style:font-size-asian="12pt" style:font-style-asian="normal" style:font-name-complex="Arial" style:font-size-complex="12pt" style:font-style-complex="normal"/>
    </style:style>
    <style:style style:name="T12" style:family="text">
      <style:text-properties style:text-position="super 58%" fo:font-size="12pt" officeooo:rsid="0015001f" style:font-size-asian="12pt" style:font-name-complex="Arial" style:font-size-complex="12pt"/>
    </style:style>
    <style:style style:name="T13" style:family="text">
      <style:text-properties style:text-position="super 58%" fo:font-size="12pt" officeooo:rsid="001cf7e9" style:font-size-asian="12pt" style:font-name-complex="Arial" style:font-size-complex="12pt"/>
    </style:style>
    <style:style style:name="T14" style:family="text">
      <style:text-properties style:text-position="super 58%" fo:font-size="12pt" officeooo:rsid="001edef6" style:font-size-asian="12pt" style:font-name-complex="Arial" style:font-size-complex="12pt"/>
    </style:style>
    <style:style style:name="T15" style:family="text">
      <style:text-properties fo:color="#2a6099" fo:font-size="12pt" officeooo:rsid="0020825c" style:font-size-asian="12pt" style:font-name-complex="Arial" style:font-size-complex="12pt"/>
    </style:style>
    <style:style style:name="T16" style:family="text">
      <style:text-properties fo:color="#2a6099" fo:font-size="12pt" officeooo:rsid="0020df26" style:font-size-asian="12pt" style:font-name-complex="Arial" style:font-size-complex="12pt"/>
    </style:style>
    <style:style style:name="T17" style:family="text">
      <style:text-properties fo:color="#000000" fo:font-size="12pt" officeooo:rsid="0020df26" style:font-size-asian="12pt" style:font-name-complex="Arial" style:font-size-complex="12pt"/>
    </style:style>
    <style:style style:name="T18" style:family="text">
      <style:text-properties fo:color="#000000" fo:font-size="12pt" officeooo:rsid="00238bdf" style:font-size-asian="12pt" style:font-name-complex="Arial" style:font-size-complex="12pt"/>
    </style:style>
    <style:style style:name="T19" style:family="text">
      <style:text-properties fo:color="#000000" fo:font-size="12pt" officeooo:rsid="0024dbd4" style:font-size-asian="12pt" style:font-name-complex="Arial" style:font-size-complex="12pt"/>
    </style:style>
    <style:style style:name="T20" style:family="text">
      <style:text-properties fo:color="#000000" fo:font-size="12pt" officeooo:rsid="002547aa" style:font-size-asian="12pt" style:font-name-complex="Arial" style:font-size-complex="12pt"/>
    </style:style>
    <style:style style:name="T21" style:family="text">
      <style:text-properties fo:color="#000000" fo:font-size="12pt" officeooo:rsid="0026077d" style:font-size-asian="12pt" style:font-name-complex="Arial" style:font-size-complex="12pt"/>
    </style:style>
    <style:style style:name="T22" style:family="text">
      <style:text-properties fo:color="#000000" fo:font-size="12pt" officeooo:rsid="00270791" style:font-size-asian="12pt" style:font-name-complex="Arial" style:font-size-complex="12pt"/>
    </style:style>
    <style:style style:name="T23" style:family="text">
      <style:text-properties fo:color="#000000" fo:font-size="12pt" officeooo:rsid="002760d7" style:font-size-asian="12pt" style:font-name-complex="Arial" style:font-size-complex="12pt"/>
    </style:style>
    <style:style style:name="T24" style:family="text">
      <style:text-properties fo:color="#000000" fo:font-size="12pt" officeooo:rsid="00284c34" style:font-size-asian="12pt" style:font-name-complex="Arial" style:font-size-complex="12pt"/>
    </style:style>
    <style:style style:name="T25" style:family="text">
      <style:text-properties fo:color="#000000" fo:font-size="12pt" officeooo:rsid="0028da28" style:font-size-asian="12pt" style:font-name-complex="Arial" style:font-size-complex="12pt"/>
    </style:style>
    <style:style style:name="T26" style:family="text">
      <style:text-properties fo:color="#000000" fo:font-size="12pt" officeooo:rsid="002d57ae" style:font-size-asian="12pt" style:font-name-complex="Arial" style:font-size-complex="12pt"/>
    </style:style>
    <style:style style:name="T27" style:family="text">
      <style:text-properties fo:color="#000000" fo:font-size="12pt" officeooo:rsid="002dd4cb" style:font-size-asian="12pt" style:font-name-complex="Arial" style:font-size-complex="12pt"/>
    </style:style>
    <style:style style:name="T28" style:family="text">
      <style:text-properties fo:color="#000000" fo:font-size="12pt" officeooo:rsid="002e703f" style:font-size-asian="12pt" style:font-name-complex="Arial" style:font-size-complex="12pt"/>
    </style:style>
    <style:style style:name="T29" style:family="text">
      <style:text-properties fo:color="#000000" fo:font-size="12pt" officeooo:rsid="002f1b69" style:font-size-asian="12pt" style:font-name-complex="Arial" style:font-size-complex="12pt"/>
    </style:style>
    <style:style style:name="T30" style:family="text">
      <style:text-properties fo:color="#000000" fo:font-size="12pt" officeooo:rsid="003024c4" style:font-size-asian="12pt" style:font-name-complex="Arial" style:font-size-complex="12pt"/>
    </style:style>
    <style:style style:name="T31" style:family="text">
      <style:text-properties fo:color="#000000" fo:font-size="12pt" officeooo:rsid="0030af54" style:font-size-asian="12pt" style:font-name-complex="Arial" style:font-size-complex="12pt"/>
    </style:style>
    <style:style style:name="T32" style:family="text">
      <style:text-properties fo:color="#000000" fo:font-size="12pt" officeooo:rsid="0031aff4" style:font-size-asian="12pt" style:font-name-complex="Arial" style:font-size-complex="12pt"/>
    </style:style>
    <style:style style:name="T33" style:family="text">
      <style:text-properties fo:color="#000000" fo:font-size="12pt" officeooo:rsid="003488f0" style:font-size-asian="12pt" style:font-name-complex="Arial" style:font-size-complex="12pt"/>
    </style:style>
    <style:style style:name="T34" style:family="text">
      <style:text-properties fo:color="#000000" fo:font-size="12pt" officeooo:rsid="003c8e6d" style:font-size-asian="12pt" style:font-name-complex="Arial" style:font-size-complex="12pt"/>
    </style:style>
    <style:style style:name="T35" style:family="text">
      <style:text-properties fo:color="#000000" fo:font-size="12pt" officeooo:rsid="003ccdc3" style:font-size-asian="12pt" style:font-name-complex="Arial" style:font-size-complex="12pt"/>
    </style:style>
    <style:style style:name="T36" style:family="text">
      <style:text-properties fo:color="#000000" fo:font-size="12pt" officeooo:rsid="003e6496" style:font-size-asian="12pt" style:font-name-complex="Arial" style:font-size-complex="12pt"/>
    </style:style>
    <style:style style:name="T37" style:family="text">
      <style:text-properties fo:color="#000000" fo:font-size="12pt" officeooo:rsid="003efea0" style:font-size-asian="12pt" style:font-name-complex="Arial" style:font-size-complex="12pt"/>
    </style:style>
    <style:style style:name="T38" style:family="text">
      <style:text-properties fo:color="#000000" fo:font-size="12pt" officeooo:rsid="003f26a9" style:font-size-asian="12pt" style:font-name-complex="Arial" style:font-size-complex="12pt"/>
    </style:style>
    <style:style style:name="T39" style:family="text">
      <style:text-properties fo:color="#000000" fo:font-size="12pt" officeooo:rsid="003f3f12" style:font-size-asian="12pt" style:font-name-complex="Arial" style:font-size-complex="12pt"/>
    </style:style>
    <style:style style:name="T40" style:family="text">
      <style:text-properties fo:color="#000000" fo:font-size="12pt" officeooo:rsid="003fa1d1" style:font-size-asian="12pt" style:font-name-complex="Arial" style:font-size-complex="12pt"/>
    </style:style>
    <style:style style:name="T41" style:family="text">
      <style:text-properties fo:color="#000000" fo:font-size="12pt" officeooo:rsid="00418ea7" style:font-size-asian="12pt" style:font-name-complex="Arial" style:font-size-complex="12pt"/>
    </style:style>
    <style:style style:name="T42" style:family="text">
      <style:text-properties fo:color="#000000" fo:font-size="12pt" officeooo:rsid="00425091" style:font-size-asian="12pt" style:font-name-complex="Arial" style:font-size-complex="12pt"/>
    </style:style>
    <style:style style:name="T43" style:family="text">
      <style:text-properties fo:color="#000000" fo:font-size="12pt" officeooo:rsid="004430c2" style:font-size-asian="12pt" style:font-name-complex="Arial" style:font-size-complex="12pt"/>
    </style:style>
    <style:style style:name="T44" style:family="text">
      <style:text-properties fo:color="#000000" fo:font-size="12pt" officeooo:rsid="00446e6f" style:font-size-asian="12pt" style:font-name-complex="Arial" style:font-size-complex="12pt"/>
    </style:style>
    <style:style style:name="T45" style:family="text">
      <style:text-properties fo:color="#000000" fo:font-size="12pt" officeooo:rsid="004765b6" style:font-size-asian="12pt" style:font-name-complex="Arial" style:font-size-complex="12pt"/>
    </style:style>
    <style:style style:name="T46" style:family="text">
      <style:text-properties fo:color="#000000" fo:font-size="12pt" officeooo:rsid="0048671a" style:font-size-asian="12pt" style:font-name-complex="Arial" style:font-size-complex="12pt"/>
    </style:style>
    <style:style style:name="T47" style:family="text">
      <style:text-properties fo:color="#000000" fo:font-size="12pt" officeooo:rsid="0048ca80" style:font-size-asian="12pt" style:font-name-complex="Arial" style:font-size-complex="12pt"/>
    </style:style>
    <style:style style:name="T48" style:family="text">
      <style:text-properties fo:color="#000000" fo:font-size="12pt" officeooo:rsid="00491ca1" style:font-size-asian="12pt" style:font-name-complex="Arial" style:font-size-complex="12pt"/>
    </style:style>
    <style:style style:name="T49" style:family="text">
      <style:text-properties fo:color="#000000" fo:font-size="12pt" officeooo:rsid="004a7b0f" style:font-size-asian="12pt" style:font-name-complex="Arial" style:font-size-complex="12pt"/>
    </style:style>
    <style:style style:name="T50" style:family="text">
      <style:text-properties fo:color="#000000" fo:font-size="12pt" officeooo:rsid="004bd169" style:font-size-asian="12pt" style:font-name-complex="Arial" style:font-size-complex="12pt"/>
    </style:style>
    <style:style style:name="T51" style:family="text">
      <style:text-properties fo:color="#000000" fo:font-size="12pt" officeooo:rsid="004bec35" style:font-size-asian="12pt" style:font-name-complex="Arial" style:font-size-complex="12pt"/>
    </style:style>
    <style:style style:name="T52" style:family="text">
      <style:text-properties fo:color="#000000" fo:font-size="12pt" officeooo:rsid="004d2858" style:font-size-asian="12pt" style:font-name-complex="Arial" style:font-size-complex="12pt"/>
    </style:style>
    <style:style style:name="T53" style:family="text">
      <style:text-properties fo:color="#000000" fo:font-size="12pt" officeooo:rsid="0015001f" style:font-size-asian="12pt" style:font-name-complex="Arial" style:font-size-complex="12pt"/>
    </style:style>
    <style:style style:name="T54" style:family="text">
      <style:text-properties fo:color="#000000" fo:font-size="12pt" officeooo:rsid="004d4df3" style:font-size-asian="12pt" style:font-name-complex="Arial" style:font-size-complex="12pt"/>
    </style:style>
    <style:style style:name="T55" style:family="text">
      <style:text-properties fo:color="#000000" fo:font-size="12pt" officeooo:rsid="004f9958" style:font-size-asian="12pt" style:font-name-complex="Arial" style:font-size-complex="12pt"/>
    </style:style>
    <style:style style:name="T56" style:family="text">
      <style:text-properties fo:color="#000000" fo:font-size="12pt" officeooo:rsid="004fb061" style:font-size-asian="12pt" style:font-name-complex="Arial" style:font-size-complex="12pt"/>
    </style:style>
    <style:style style:name="T57" style:family="text">
      <style:text-properties fo:color="#000000" fo:font-size="12pt" officeooo:rsid="005068b3" style:font-size-asian="12pt" style:font-name-complex="Arial" style:font-size-complex="12pt"/>
    </style:style>
    <style:style style:name="T58" style:family="text">
      <style:text-properties fo:color="#000000" fo:font-size="12pt" officeooo:rsid="0051eed4" style:font-size-asian="12pt" style:font-name-complex="Arial" style:font-size-complex="12pt"/>
    </style:style>
    <style:style style:name="T59" style:family="text">
      <style:text-properties fo:color="#000000" fo:font-size="12pt" officeooo:rsid="00536d5e" style:font-size-asian="12pt" style:font-name-complex="Arial" style:font-size-complex="12pt"/>
    </style:style>
    <style:style style:name="T60" style:family="text">
      <style:text-properties fo:color="#000000" fo:font-size="12pt" officeooo:rsid="0054f79e" style:font-size-asian="12pt" style:font-name-complex="Arial" style:font-size-complex="12pt"/>
    </style:style>
    <style:style style:name="T61" style:family="text">
      <style:text-properties fo:color="#000000" fo:font-size="12pt" officeooo:rsid="0056c548" style:font-size-asian="12pt" style:font-name-complex="Arial" style:font-size-complex="12pt"/>
    </style:style>
    <style:style style:name="T62" style:family="text">
      <style:text-properties fo:color="#000000" fo:font-size="12pt" style:text-underline-style="solid" style:text-underline-width="auto" style:text-underline-color="font-color" officeooo:rsid="0020df26" style:font-size-asian="12pt" style:font-name-complex="Arial" style:font-size-complex="12pt"/>
    </style:style>
    <style:style style:name="T63" style:family="text">
      <style:text-properties fo:color="#000000" fo:font-size="12pt" style:text-underline-style="solid" style:text-underline-width="auto" style:text-underline-color="font-color" officeooo:rsid="0015001f" style:font-size-asian="12pt" style:font-name-complex="Arial" style:font-size-complex="12pt"/>
    </style:style>
    <style:style style:name="T64" style:family="text">
      <style:text-properties fo:color="#000000" fo:font-size="12pt" fo:font-style="normal" officeooo:rsid="0026077d" style:font-size-asian="12pt" style:font-style-asian="normal" style:font-name-complex="Arial" style:font-size-complex="12pt" style:font-style-complex="normal"/>
    </style:style>
    <style:style style:name="T65" style:family="text">
      <style:text-properties fo:color="#000000" fo:font-size="12pt" fo:font-style="normal" officeooo:rsid="002d57ae" style:font-size-asian="12pt" style:font-style-asian="normal" style:font-name-complex="Arial" style:font-size-complex="12pt" style:font-style-complex="normal"/>
    </style:style>
    <style:style style:name="T66" style:family="text">
      <style:text-properties fo:color="#000000" fo:font-size="12pt" fo:font-style="normal" officeooo:rsid="003024c4" style:font-size-asian="12pt" style:font-style-asian="normal" style:font-name-complex="Arial" style:font-size-complex="12pt" style:font-style-complex="normal"/>
    </style:style>
    <style:style style:name="T67" style:family="text">
      <style:text-properties fo:color="#000000" fo:font-size="12pt" fo:font-style="normal" officeooo:rsid="003168d5" style:font-size-asian="12pt" style:font-style-asian="normal" style:font-name-complex="Arial" style:font-size-complex="12pt" style:font-style-complex="normal"/>
    </style:style>
    <style:style style:name="T68" style:family="text">
      <style:text-properties fo:color="#000000" fo:font-size="12pt" fo:font-style="normal" officeooo:rsid="00329e62" style:font-size-asian="12pt" style:font-style-asian="normal" style:font-name-complex="Arial" style:font-size-complex="12pt" style:font-style-complex="normal"/>
    </style:style>
    <style:style style:name="T69" style:family="text">
      <style:text-properties fo:color="#000000" fo:font-size="12pt" fo:font-style="normal" officeooo:rsid="0030af54" style:font-size-asian="12pt" style:font-style-asian="normal" style:font-name-complex="Arial" style:font-size-complex="12pt" style:font-style-complex="normal"/>
    </style:style>
    <style:style style:name="T70" style:family="text">
      <style:text-properties fo:color="#000000" fo:font-size="12pt" fo:font-style="normal" officeooo:rsid="00374374" style:font-size-asian="12pt" style:font-style-asian="normal" style:font-name-complex="Arial" style:font-size-complex="12pt" style:font-style-complex="normal"/>
    </style:style>
    <style:style style:name="T71" style:family="text">
      <style:text-properties fo:color="#000000" fo:font-size="12pt" fo:font-style="normal" officeooo:rsid="0015001f" style:font-size-asian="12pt" style:font-style-asian="normal" style:font-name-complex="Arial" style:font-size-complex="12pt" style:font-style-complex="normal"/>
    </style:style>
    <style:style style:name="T72" style:family="text">
      <style:text-properties fo:color="#000000" fo:font-size="12pt" fo:font-style="normal" officeooo:rsid="003ad613" style:font-size-asian="12pt" style:font-style-asian="normal" style:font-name-complex="Arial" style:font-size-complex="12pt" style:font-style-complex="normal"/>
    </style:style>
    <style:style style:name="T73" style:family="text">
      <style:text-properties fo:color="#000000" fo:font-size="12pt" fo:font-style="normal" officeooo:rsid="005068b3" style:font-size-asian="12pt" style:font-style-asian="normal" style:font-name-complex="Arial" style:font-size-complex="12pt" style:font-style-complex="normal"/>
    </style:style>
    <style:style style:name="T74" style:family="text">
      <style:text-properties fo:color="#000000" fo:font-size="12pt" fo:font-style="normal" style:text-underline-style="solid" style:text-underline-width="auto" style:text-underline-color="font-color" officeooo:rsid="0015001f" style:font-size-asian="12pt" style:font-style-asian="normal" style:font-name-complex="Arial" style:font-size-complex="12pt" style:font-style-complex="normal"/>
    </style:style>
    <style:style style:name="T75" style:family="text">
      <style:text-properties fo:color="#000000" fo:font-size="12pt" fo:font-style="italic" officeooo:rsid="002e703f" style:font-size-asian="12pt" style:font-style-asian="italic" style:font-name-complex="Arial" style:font-size-complex="12pt" style:font-style-complex="italic"/>
    </style:style>
    <style:style style:name="T76" style:family="text">
      <style:text-properties fo:color="#000000" fo:font-size="12pt" fo:font-style="italic" officeooo:rsid="0030af54" style:font-size-asian="12pt" style:font-style-asian="italic" style:font-name-complex="Arial" style:font-size-complex="12pt" style:font-style-complex="italic"/>
    </style:style>
    <style:style style:name="T77" style:family="text">
      <style:text-properties fo:color="#000000" fo:font-size="12pt" fo:font-style="italic" officeooo:rsid="00329e62" style:font-size-asian="12pt" style:font-style-asian="italic" style:font-name-complex="Arial" style:font-size-complex="12pt" style:font-style-complex="italic"/>
    </style:style>
    <style:style style:name="T78" style:family="text">
      <style:text-properties fo:color="#000000" fo:font-size="12pt" fo:font-style="italic" officeooo:rsid="004765b6" style:font-size-asian="12pt" style:font-style-asian="italic" style:font-name-complex="Arial" style:font-size-complex="12pt" style:font-style-complex="italic"/>
    </style:style>
    <style:style style:name="T79" style:family="text">
      <style:text-properties fo:color="#000000" style:text-position="super 58%" fo:font-size="12pt" style:text-underline-style="solid" style:text-underline-width="auto" style:text-underline-color="font-color" officeooo:rsid="0020df26" style:font-size-asian="12pt" style:font-name-complex="Arial" style:font-size-complex="12pt"/>
    </style:style>
    <style:style style:name="T80" style:family="text">
      <style:text-properties fo:color="#000000" style:text-position="super 58%" fo:font-size="12pt" officeooo:rsid="002d57ae" style:font-size-asian="12pt" style:font-name-complex="Arial" style:font-size-complex="12pt"/>
    </style:style>
    <style:style style:name="T81" style:family="text">
      <style:text-properties fo:color="#000000" style:text-position="super 58%" fo:font-size="12pt" officeooo:rsid="002e703f" style:font-size-asian="12pt" style:font-name-complex="Arial" style:font-size-complex="12pt"/>
    </style:style>
    <style:style style:name="T82" style:family="text">
      <style:text-properties fo:color="#000000" style:text-position="super 58%" fo:font-size="12pt" fo:font-style="normal" officeooo:rsid="00329e62" style:font-size-asian="12pt" style:font-style-asian="normal" style:font-name-complex="Arial" style:font-size-complex="12pt" style:font-style-complex="normal"/>
    </style:style>
    <style:style style:name="T83" style:family="text">
      <style:text-properties fo:color="#000000" style:text-position="0% 100%" fo:font-size="12pt" officeooo:rsid="0026077d" style:font-size-asian="12pt" style:font-name-complex="Arial" style:font-size-complex="12pt"/>
    </style:style>
    <style:style style:name="T84" style:family="text">
      <style:text-properties fo:color="#000000" style:text-position="0% 100%" fo:font-size="12pt" officeooo:rsid="00284c34" style:font-size-asian="12pt" style:font-name-complex="Arial" style:font-size-complex="12pt"/>
    </style:style>
    <style:style style:name="T85" style:family="text">
      <style:text-properties fo:color="#000000" style:text-position="0% 100%" fo:font-size="12pt" officeooo:rsid="0028da28" style:font-size-asian="12pt" style:font-name-complex="Arial" style:font-size-complex="12pt"/>
    </style:style>
    <style:style style:name="T86" style:family="text">
      <style:text-properties fo:color="#000000" style:text-position="0% 100%" fo:font-size="12pt" officeooo:rsid="002d57ae" style:font-size-asian="12pt" style:font-name-complex="Arial" style:font-size-complex="12pt"/>
    </style:style>
    <style:style style:name="T87" style:family="text">
      <style:text-properties fo:color="#000000" style:text-position="0% 100%" fo:font-size="12pt" officeooo:rsid="002e703f" style:font-size-asian="12pt" style:font-name-complex="Arial" style:font-size-complex="12pt"/>
    </style:style>
    <style:style style:name="T88" style:family="text">
      <style:text-properties fo:color="#000000" style:text-position="0% 100%" fo:font-size="12pt" officeooo:rsid="0030af54" style:font-size-asian="12pt" style:font-name-complex="Arial" style:font-size-complex="12pt"/>
    </style:style>
    <style:style style:name="T89" style:family="text">
      <style:text-properties fo:color="#000000" style:text-position="0% 100%" fo:font-size="12pt" officeooo:rsid="00329e62" style:font-size-asian="12pt" style:font-name-complex="Arial" style:font-size-complex="12pt"/>
    </style:style>
    <style:style style:name="T90" style:family="text">
      <style:text-properties fo:color="#000000" style:text-position="0% 100%" fo:font-size="12pt" officeooo:rsid="00367890" style:font-size-asian="12pt" style:font-name-complex="Arial" style:font-size-complex="12pt"/>
    </style:style>
    <style:style style:name="T91" style:family="text">
      <style:text-properties fo:color="#000000" style:text-position="0% 100%" fo:font-size="12pt" officeooo:rsid="003c8e6d" style:font-size-asian="12pt" style:font-name-complex="Arial" style:font-size-complex="12pt"/>
    </style:style>
    <style:style style:name="T92" style:family="text">
      <style:text-properties fo:color="#000000" style:text-position="0% 100%" fo:font-size="12pt" officeooo:rsid="003efea0" style:font-size-asian="12pt" style:font-name-complex="Arial" style:font-size-complex="12pt"/>
    </style:style>
    <style:style style:name="T93" style:family="text">
      <style:text-properties fo:color="#000000" style:text-position="0% 100%" fo:font-size="12pt" officeooo:rsid="003f26a9" style:font-size-asian="12pt" style:font-name-complex="Arial" style:font-size-complex="12pt"/>
    </style:style>
    <style:style style:name="T94" style:family="text">
      <style:text-properties fo:color="#000000" style:text-position="0% 100%" fo:font-size="12pt" officeooo:rsid="0048671a" style:font-size-asian="12pt" style:font-name-complex="Arial" style:font-size-complex="12pt"/>
    </style:style>
    <style:style style:name="T95" style:family="text">
      <style:text-properties fo:color="#000000" style:text-position="0% 100%" fo:font-size="12pt" officeooo:rsid="005068b3" style:font-size-asian="12pt" style:font-name-complex="Arial"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text:tab/>As a result of technical advances in synthetic biology and genome editing, it is now possible, in principle, to modify the human genome at will. Does 21</text:span><text:span text:style-name="T12">st</text:span><text:span text:style-name="T2"> century synthetic biology have a eugenic potential? How would this potential be realised? What would be the implications for societ</text:span><text:span text:style-name="T10">y?</text:span></text:p>
      <text:p text:style-name="P5"/>
      <text:p text:style-name="P5"/>
      <text:p text:style-name="P2"><text:span text:style-name="T11"><text:tab/></text:span><text:span text:style-name="T2">I</text:span><text:span text:style-name="T1">ntroduction</text:span></text:p>
      <text:p text:style-name="P6"/>
      <text:p text:style-name="P4"><text:span text:style-name="T1"><text:tab/></text:span><text:span text:style-name="T3">Since the discovery of Mendelian inheritance in the 19</text:span><text:span text:style-name="T13">th</text:span><text:span text:style-name="T3"> century to the elucidation of the molecular structure of Schrödinger’s “aperiodic crystals” in the mid 20</text:span><text:span text:style-name="T13">th</text:span><text:span text:style-name="T3">, and eventually mechanisms of manipulation of DNA, biology has progressed in leaps and bounds to arrive at the cusp of the next great revolution in human history: the ability to modify human </text:span><text:span text:style-name="T9">genes </text:span><text:span text:style-name="T3">– within technical limits. <text:s/></text:span><text:span text:style-name="T8">The ability to edit genes </text:span><text:span text:style-name="T7">is a major tool in the nascent field of synthetic biology, which aims to standardise and engineer biology similar to how electronic engineering revolutionised the computing industry 60 years ago.</text:span></text:p>
      <text:p text:style-name="P3"><text:span text:style-name="T3"><text:tab/></text:span><text:span text:style-name="T4">Yet ethical deliberations and practices of whether, and how, to manipulate the traits of populations based on a desired outcome outstripped this ability, as the (largely western) world </text:span><text:span text:style-name="T5">grappled with </text:span><text:span text:style-name="T4">eugenics as a philosophical and political rationale </text:span><text:span text:style-name="T5">in the early to mid 20</text:span><text:span text:style-name="T14">th</text:span><text:span text:style-name="T5"> century. </text:span><text:span text:style-name="T6">We might surmise, using the famous aphorism that we do not learn from history, that the concept of eugenics - largely abandoned after World War II - <text:s/>may end up returning as a means to effect national policy now that the potential for not only somatic, but hereditary germline editing </text:span><text:span text:style-name="T7">has </text:span><text:span text:style-name="T6">come into view. This essay will discuss the nature of advances in gene editing,</text:span><text:span text:style-name="T15"> </text:span><text:span text:style-name="T17">current technical limitations, and</text:span><text:span text:style-name="T16"> </text:span><text:span text:style-name="T17">how we as a society </text:span><text:span text:style-name="T20">can treat gene </text:span><text:span text:style-name="T17">editing technology with the gravity it deserves.</text:span></text:p>
      <text:p text:style-name="P14"/>
      <text:p text:style-name="P3"><text:span text:style-name="T17"><text:tab/></text:span><text:span text:style-name="T62">Does 21</text:span><text:span text:style-name="T79">st</text:span><text:span text:style-name="T62"> century synthetic biology have eugenic potential</text:span><text:span text:style-name="T17">?</text:span></text:p>
      <text:p text:style-name="P3"><text:span text:style-name="T17"/></text:p>
      <text:p text:style-name="P9"><text:span text:style-name="T17"><text:tab/></text:span><text:span text:style-name="T26">Eugenics can be defined as the body of thought concerning the effects on a population’s health and character</text:span><text:span text:style-name="T29">istics</text:span><text:span text:style-name="T26"> via hereditary influences. </text:span><text:span text:style-name="T27">It can again be broadly split into “positive” eugenics (the inheritance in descendants of desirable physical or mental characteristics) and “negative” (the removal of undesirable characteristics or traits from a population).</text:span><text:span text:style-name="T26"> </text:span></text:p>
      <text:p text:style-name="P10"><text:span text:style-name="T26"><text:tab/></text:span><text:span text:style-name="T28">While a loaded term, it is </text:span><text:span text:style-name="T35">important</text:span><text:span text:style-name="T28"> to </text:span><text:span text:style-name="T35">acknowledge</text:span><text:span text:style-name="T28"> that many policies advocated by proponents of eugenics have in fact become policy in the 21</text:span><text:span text:style-name="T81">st</text:span><text:span text:style-name="T28"> century, albeit for different reasons </text:span><text:span text:style-name="T32">than their advocates intended</text:span><text:span text:style-name="T28">. For example, Herman M</text:span><text:span text:style-name="T30">u</text:span><text:span text:style-name="T28">ller’s book “Out of the Night” on positive eugenics advocated for the dissemination of knowledge of birth control, the legalisation of abortion, and for the post-partum screening for paediatric illnesses in children </text:span><text:reference-mark-start text:name="ADDIN CSL_CITATION {&quot;properties&quot;: {&quot;noteIndex&quot;: 0}, &quot;schema&quot;: &quot;https://github.com/citation-style-language/schema/raw/master/csl-citation.json&quot;, &quot;mendeley&quot;: {&quot;formattedCitation&quot;: &quot;(Muller, 1935)&quot;, &quot;previouslyFormattedCitation&quot;: &quot;(Muller, 1935)&quot;, &quot;plainTextFormattedCitation&quot;: &quot;(Muller, 1935)&quot;}, &quot;citationItems&quot;: [{&quot;id&quot;: &quot;ITEM-1&quot;, &quot;itemData&quot;: {&quot;title&quot;: &quot;Out of the night; a biologist's view of the future&quot;, &quot;volume&quot;: &quot;New York, &quot;, &quot;author&quot;: [{&quot;dropping-particle&quot;: &quot;&quot;, &quot;parse-names&quot;: false, &quot;suffix&quot;: &quot;&quot;, &quot;given&quot;: &quot;Hermann J&quot;, &quot;family&quot;: &quot;Muller&quot;, &quot;non-dropping-particle&quot;: &quot;&quot;}], &quot;type&quot;: &quot;article-journal&quot;, &quot;issued&quot;: {&quot;date-parts&quot;: [[&quot;1935&quot;]]}, &quot;id&quot;: &quot;ITEM-1&quot;}, &quot;uris&quot;: [&quot;http://www.mendeley.com/documents/?uuid=7a68fa7e-3c33-4b0a-aa70-56bc06477a5f&quot;]}]} RNDnkHUyUKcNR"/><text:span text:style-name="T87">(Muller, 1935)</text:span><text:reference-mark-end text:name="ADDIN CSL_CITATION {&quot;properties&quot;: {&quot;noteIndex&quot;: 0}, &quot;schema&quot;: &quot;https://github.com/citation-style-language/schema/raw/master/csl-citation.json&quot;, &quot;mendeley&quot;: {&quot;formattedCitation&quot;: &quot;(Muller, 1935)&quot;, &quot;previouslyFormattedCitation&quot;: &quot;(Muller, 1935)&quot;, &quot;plainTextFormattedCitation&quot;: &quot;(Muller, 1935)&quot;}, &quot;citationItems&quot;: [{&quot;id&quot;: &quot;ITEM-1&quot;, &quot;itemData&quot;: {&quot;title&quot;: &quot;Out of the night; a biologist's view of the future&quot;, &quot;volume&quot;: &quot;New York, &quot;, &quot;author&quot;: [{&quot;dropping-particle&quot;: &quot;&quot;, &quot;parse-names&quot;: false, &quot;suffix&quot;: &quot;&quot;, &quot;given&quot;: &quot;Hermann J&quot;, &quot;family&quot;: &quot;Muller&quot;, &quot;non-dropping-particle&quot;: &quot;&quot;}], &quot;type&quot;: &quot;article-journal&quot;, &quot;issued&quot;: {&quot;date-parts&quot;: [[&quot;1935&quot;]]}, &quot;id&quot;: &quot;ITEM-1&quot;}, &quot;uris&quot;: [&quot;http://www.mendeley.com/documents/?uuid=7a68fa7e-3c33-4b0a-aa70-56bc06477a5f&quot;]}]} RNDnkHUyUKcNR"/><text:span text:style-name="T28">⁠. </text:span><text:span text:style-name="T29">All these </text:span><text:span text:style-name="T28">have - </text:span><text:span text:style-name="T29">broadly - </text:span><text:span text:style-name="T28">become </text:span><text:span text:style-name="T75">de rigour </text:span><text:span text:style-name="T28">in </text:span><text:span text:style-name="T55">w</text:span><text:span text:style-name="T28">estern society, but are made from the </text:span><text:span text:style-name="T29">standpoint of individual freedom of </text:span><text:span text:style-name="T36">choice,</text:span><text:span text:style-name="T29"> rather than explicitly to improve the health of the population. <text:s/></text:span><text:span text:style-name="T31">Similarly, it is arguable that genetic counselling offered to those likely to pass down deleterious diseases to their children is a soft form of eugenics – although again, it is offered from the standpoint of individual </text:span><text:span text:style-name="T36">reproductive </text:span><text:span text:style-name="T31">choice and to ameliorate future suffering, and not explicitly to shape the genetic makeup of a population. </text:span><text:span text:style-name="T26">As a philosophy, </text:span><text:span text:style-name="T31">eugenics </text:span><text:span text:style-name="T26">has been used to rationalise some of the 20</text:span><text:span text:style-name="T80">th</text:span><text:span text:style-name="T26"> century’s most </text:span><text:span text:style-name="T33">heinous </text:span><text:span text:style-name="T26">atrocities</text:span><text:span text:style-name="T86">, </text:span><text:span text:style-name="T88">but </text:span><text:span text:style-name="T90">the</text:span><text:span text:style-name="T88"> </text:span><text:span text:style-name="T91">arguments</text:span><text:span text:style-name="T89"> </text:span><text:span text:style-name="T88">of </text:span><text:span text:style-name="T30">eugenics lie along a continuum </text:span><text:span text:style-name="T31">and </text:span><text:span text:style-name="T34">are </text:span><text:span text:style-name="T31">often morally </text:span><text:span text:style-name="T69">problematic </text:span><text:span text:style-name="T31">rather than outright morally </text:span><text:span text:style-name="T69">wrong</text:span><text:span text:style-name="T66">. </text:span><text:span text:style-name="T70">(Re)n</text:span><text:span text:style-name="T68">aming technologies as “gene therapy” or “medical genetics” does not divorce them from the ethical responsibilities they incur. From </text:span><text:reference-mark-start text:name="ADDIN CSL_CITATION {&quot;properties&quot;: {&quot;noteIndex&quot;: 0}, &quot;schema&quot;: &quot;https://github.com/citation-style-language/schema/raw/master/csl-citation.json&quot;, &quot;mendeley&quot;: {&quot;formattedCitation&quot;: &quot;(Agar, 2019)&quot;, &quot;previouslyFormattedCitation&quot;: &quot;(Agar, 2019)&quot;, &quot;manualFormatting&quot;: &quot;Agar, (2019):&quot;, &quot;plainTextFormattedCitation&quot;: &quot;(Agar, 2019)&quot;}, &quot;citationItems&quot;: [{&quot;id&quot;: &quot;ITEM-1&quot;, &quot;itemData&quot;: {&quot;DOI&quot;: &quot;10.1017/S0963180118000336&quot;, &quot;abstract&quot;: &quot;This paper considers the relevance of the concept of eugenics,- A term associated with some of the most egregious crimes of the twentieth century-to the possibility of editing human genomes. The author identifies some uses of gene editing as eugenics but proposes that this identification does not suffice to condemn them. He proposes that we should distinguish between morally wrong practices, which should be condemned, and morally problematic practices that call for solutions, and he suggests that eugenic uses of gene editing fall into this latter category. Although when we choose the characteristics of future people we are engaging in morally dangerous acts, some interventions in human heredity should nevertheless be acknowledged as morally good. These morally good eugenic interventions include some uses of preimplantation genetic diagnosis. The author argues that we should think about eugenic interventions in the same way that we think about morally problematic interventions in public health. When we recognize some uses of gene editing as eugenics, we make the dangers of selecting or modifying human genetic material explicit.&quot;, &quot;volume&quot;: &quot;28&quot;, &quot;page&quot;: &quot;9-19&quot;, &quot;author&quot;: [{&quot;dropping-particle&quot;: &quot;&quot;, &quot;parse-names&quot;: false, &quot;suffix&quot;: &quot;&quot;, &quot;given&quot;: &quot;Nicholas&quot;, &quot;family&quot;: &quot;Agar&quot;, &quot;non-dropping-particle&quot;: &quot;&quot;}], &quot;type&quot;: &quot;article-journal&quot;, &quot;issued&quot;: {&quot;date-parts&quot;: [[&quot;2019&quot;, &quot;1&quot;, &quot;20&quot;]]}, &quot;id&quot;: &quot;ITEM-1&quot;, &quot;PMID&quot;: &quot;30570459&quot;, &quot;container-title&quot;: &quot;Cambridge Quarterly of Healthcare Ethics&quot;, &quot;title&quot;: &quot;Why we should defend gene editing as eugenics&quot;, &quot;ISSN&quot;: &quot;14692147&quot;, &quot;issue&quot;: &quot;1&quot;}, &quot;uris&quot;: [&quot;http://www.mendeley.com/documents/?uuid=d6b0a19c-8248-3a36-a0a1-90f63aba4860&quot;]}]} RND8gLTonBScM"/><text:span text:style-name="T65">Agar, (2019):</text:span><text:reference-mark-end text:name="ADDIN CSL_CITATION {&quot;properties&quot;: {&quot;noteIndex&quot;: 0}, &quot;schema&quot;: &quot;https://github.com/citation-style-language/schema/raw/master/csl-citation.json&quot;, &quot;mendeley&quot;: {&quot;formattedCitation&quot;: &quot;(Agar, 2019)&quot;, &quot;previouslyFormattedCitation&quot;: &quot;(Agar, 2019)&quot;, &quot;manualFormatting&quot;: &quot;Agar, (2019):&quot;, &quot;plainTextFormattedCitation&quot;: &quot;(Agar, 2019)&quot;}, &quot;citationItems&quot;: [{&quot;id&quot;: &quot;ITEM-1&quot;, &quot;itemData&quot;: {&quot;DOI&quot;: &quot;10.1017/S0963180118000336&quot;, &quot;abstract&quot;: &quot;This paper considers the relevance of the concept of eugenics,- A term associated with some of the most egregious crimes of the twentieth century-to the possibility of editing human genomes. The author identifies some uses of gene editing as eugenics but proposes that this identification does not suffice to condemn them. He proposes that we should distinguish between morally wrong practices, which should be condemned, and morally problematic practices that call for solutions, and he suggests that eugenic uses of gene editing fall into this latter category. Although when we choose the characteristics of future people we are engaging in morally dangerous acts, some interventions in human heredity should nevertheless be acknowledged as morally good. These morally good eugenic interventions include some uses of preimplantation genetic diagnosis. The author argues that we should think about eugenic interventions in the same way that we think about morally problematic interventions in public health. When we recognize some uses of gene editing as eugenics, we make the dangers of selecting or modifying human genetic material explicit.&quot;, &quot;volume&quot;: &quot;28&quot;, &quot;page&quot;: &quot;9-19&quot;, &quot;author&quot;: [{&quot;dropping-particle&quot;: &quot;&quot;, &quot;parse-names&quot;: false, &quot;suffix&quot;: &quot;&quot;, &quot;given&quot;: &quot;Nicholas&quot;, &quot;family&quot;: &quot;Agar&quot;, &quot;non-dropping-particle&quot;: &quot;&quot;}], &quot;type&quot;: &quot;article-journal&quot;, &quot;issued&quot;: {&quot;date-parts&quot;: [[&quot;2019&quot;, &quot;1&quot;, &quot;20&quot;]]}, &quot;id&quot;: &quot;ITEM-1&quot;, &quot;PMID&quot;: &quot;30570459&quot;, &quot;container-title&quot;: &quot;Cambridge Quarterly of Healthcare Ethics&quot;, &quot;title&quot;: &quot;Why we should defend gene editing as eugenics&quot;, &quot;ISSN&quot;: &quot;14692147&quot;, &quot;issue&quot;: &quot;1&quot;}, &quot;uris&quot;: [&quot;http://www.mendeley.com/documents/?uuid=d6b0a19c-8248-3a36-a0a1-90f63aba4860&quot;]}]} RND8gLTonBScM"/></text:p>
      <text:p text:style-name="P10"><text:span text:style-name="T68"/></text:p>
      <text:p text:style-name="P10"><text:span text:style-name="T68"><text:tab/></text:span><text:span text:style-name="T77">“Rather than insisting that an intervention is not eugenics and therefore raises none of the issues raised by eugenic interventions ... we acknowledge that, as a eugenic intervention, it raises familiar problems about the selection and manipulation of human hereditary material.” </text:span><text:span text:style-name="T76"><text:s/></text:span></text:p>
      <text:p text:style-name="P10"><text:soft-page-break/><text:span text:style-name="T68"/></text:p>
      <text:p text:style-name="P10"><text:span text:style-name="T68"><text:tab/></text:span><text:span text:style-name="T67">It is with this in mind that the eugenic potential of synthetic biology has to be approached. </text:span><text:span text:style-name="T68">The answer to whether the 21</text:span><text:span text:style-name="T82">st</text:span><text:span text:style-name="T68"> century has eugenic potential is that it definitely does, and perhaps even more so than the 20</text:span><text:span text:style-name="T82">th</text:span><text:span text:style-name="T68">, not least because eugenics </text:span><text:span text:style-name="T72">by stealth </text:span><text:span text:style-name="T70">may be arrived at by following a path paved with good intentions. </text:span></text:p>
      <text:p text:style-name="P10"><text:span text:style-name="T67"/></text:p>
      <text:p text:style-name="P11"><text:span text:style-name="T67"><text:tab/></text:span><text:span text:style-name="T74">How would this potential be realised?</text:span><text:span text:style-name="T71"> </text:span></text:p>
      <text:p text:style-name="P10"><text:span text:style-name="T67"/></text:p>
      <text:p text:style-name="P8"><text:span text:style-name="T17"><text:tab/></text:span><text:span text:style-name="T18">This essay define</text:span><text:span text:style-name="T30">s</text:span><text:span text:style-name="T18"> “synthetic biology” in a narrow sense: namely </text:span><text:span text:style-name="T20">as a field involved in biomedical, </text:span><text:span text:style-name="T19">eukaryotic </text:span><text:span text:style-name="T18">gene editing. </text:span><text:span text:style-name="T56">T</text:span><text:span text:style-name="T20">he current focus </text:span><text:span text:style-name="T56">in the most recent decades </text:span><text:span text:style-name="T20">on gene editing </text:span><text:span text:style-name="T21">was </text:span><text:span text:style-name="T26">sparked by the </text:span><text:span text:style-name="T21">discovery and development of </text:span><text:span text:style-name="T22">C</text:span><text:span text:style-name="T21">lustered Regularly Interspaced Short Palindromic Repeats, alongside the CRISPR-Associated Protein – aka </text:span><text:span text:style-name="T64">CRISPR-cas</text:span><text:span text:style-name="T21"> </text:span><text:reference-mark-start text:name="ADDIN CSL_CITATION {&quot;properties&quot;: {&quot;noteIndex&quot;: 0}, &quot;schema&quot;: &quot;https://github.com/citation-style-language/schema/raw/master/csl-citation.json&quot;, &quot;mendeley&quot;: {&quot;formattedCitation&quot;: &quot;(Cong et al., 2013; Jinek et al., 2012)&quot;, &quot;previouslyFormattedCitation&quot;: &quot;(Cong et al., 2013; Jinek et al., 2012)&quot;, &quot;manualFormatting&quot;: &quot;(Jinek et al., 2012)&quot;, &quot;plainTextFormattedCitation&quot;: &quot;(Cong et al., 2013; Jinek et al., 2012)&quot;}, &quot;citationItems&quot;: [{&quot;id&quot;: &quot;ITEM-1&quot;, &quot;itemData&quot;: {&quot;DOI&quot;: &quot;10.1126/science.1225829&quot;, &quot;abstract&quot;: &quot;Clustered regularly interspaced short palindromic repeats (CRISPR)/CRISPR-associated (Cas) systems provide bacteria and archaea with adaptive immunity against viruses and plasmids by using CRISPR RNAs (crRNAs) to guide the silencing of invading nucleic acids. We show here that in a subset of these systems, the mature crRNA that is base-paired to trans-activating crRNA (tracrRNA) forms a two-RNA structure that directs the CRISPR-associated protein Cas9 to introduce double-stranded (ds) breaks in target DNA. At sites complementary to the crRNA-guide sequence, the Cas9 HNH nuclease domain cleaves the complementary strand, whereas the Cas9 RuvC-like domain cleaves the noncomplementary strand. The dual-tracrRNA:crRNA, when engineered as a single RNA chimera, also directs sequence-specific Cas9 dsDNA cleavage. Our study reveals a family of endonucleases that use dual-RNAs for site-specific DNA cleavage and highlights the potential to exploit the system for RNA-programmable genome editing.&quot;, &quot;volume&quot;: &quot;337&quot;, &quot;page&quot;: &quot;816-21&quot;, &quot;author&quot;: [{&quot;dropping-particle&quot;: &quot;&quot;, &quot;parse-names&quot;: false, &quot;suffix&quot;: &quot;&quot;, &quot;given&quot;: &quot;Martin&quot;, &quot;family&quot;: &quot;Jinek&quot;, &quot;non-dropping-particle&quot;: &quot;&quot;}, {&quot;dropping-particle&quot;: &quot;&quot;, &quot;parse-names&quot;: false, &quot;suffix&quot;: &quot;&quot;, &quot;given&quot;: &quot;Krzysztof&quot;, &quot;family&quot;: &quot;Chylinski&quot;, &quot;non-dropping-particle&quot;: &quot;&quot;}, {&quot;dropping-particle&quot;: &quot;&quot;, &quot;parse-names&quot;: false, &quot;suffix&quot;: &quot;&quot;, &quot;given&quot;: &quot;Ines&quot;, &quot;family&quot;: &quot;Fonfara&quot;, &quot;non-dropping-particle&quot;: &quot;&quot;}, {&quot;dropping-particle&quot;: &quot;&quot;, &quot;parse-names&quot;: false, &quot;suffix&quot;: &quot;&quot;, &quot;given&quot;: &quot;Michael&quot;, &quot;family&quot;: &quot;Hauer&quot;, &quot;non-dropping-particle&quot;: &quot;&quot;}, {&quot;dropping-particle&quot;: &quot;&quot;, &quot;parse-names&quot;: false, &quot;suffix&quot;: &quot;&quot;, &quot;given&quot;: &quot;Jennifer A&quot;, &quot;family&quot;: &quot;Doudna&quot;, &quot;non-dropping-particle&quot;: &quot;&quot;}, {&quot;dropping-particle&quot;: &quot;&quot;, &quot;parse-names&quot;: false, &quot;suffix&quot;: &quot;&quot;, &quot;given&quot;: &quot;Emmanuelle&quot;, &quot;family&quot;: &quot;Charpentier&quot;, &quot;non-dropping-particle&quot;: &quot;&quot;}], &quot;type&quot;: &quot;article-journal&quot;, &quot;issued&quot;: {&quot;date-parts&quot;: [[&quot;2012&quot;, &quot;8&quot;, &quot;17&quot;]]}, &quot;id&quot;: &quot;ITEM-1&quot;, &quot;PMID&quot;: &quot;22745249&quot;, &quot;container-title&quot;: &quot;Science (New York, N.Y.)&quot;, &quot;title&quot;: &quot;A programmable dual-RNA-guided DNA endonuclease in adaptive bacterial immunity.&quot;, &quot;ISSN&quot;: &quot;1095-9203&quot;, &quot;issue&quot;: &quot;6096&quot;}, &quot;uris&quot;: [&quot;http://www.mendeley.com/documents/?uuid=dd500769-f0a9-4172-8868-491ac0792f6c&quot;]}, {&quot;id&quot;: &quot;ITEM-2&quot;, &quot;itemData&quot;: {&quot;DOI&quot;: &quot;10.1126/science.1231143&quot;, &quot;abstract&quot;: &quot;Functional elucidation of causal genetic variants and elements requires precise genome editing technologies. The type II prokaryotic CRISPR (clustered regularly interspaced short palindromic repeats)/Cas adaptive immune system has been shown to facilitate RNA-guided site-specific DNA cleavage. We engineered two different type II CRISPR/Cas systems and demonstrate that Cas9 nucleases can be directed by short RNAs to induce precise cleavage at endogenous genomic loci in human and mouse cells. Cas9 can also be converted into a nicking enzyme to facilitate homology-directed repair with minimal mutagenic activity. Lastly, multiple guide sequences can be encoded into a single CRISPR array to enable simultaneous editing of several sites within the mammalian genome, demonstrating easy programmability and wide applicability of the RNA-guided nuclease technology.&quot;, &quot;volume&quot;: &quot;339&quot;, &quot;page&quot;: &quot;819-823&quot;, &quot;author&quot;: [{&quot;dropping-particle&quot;: &quot;&quot;, &quot;parse-names&quot;: false, &quot;suffix&quot;: &quot;&quot;, &quot;given&quot;: &quot;L.&quot;, &quot;family&quot;: &quot;Cong&quot;, &quot;non-dropping-particle&quot;: &quot;&quot;}, {&quot;dropping-particle&quot;: &quot;&quot;, &quot;parse-names&quot;: false, &quot;suffix&quot;: &quot;&quot;, &quot;given&quot;: &quot;F. A.&quot;, &quot;family&quot;: &quot;Ran&quot;, &quot;non-dropping-particle&quot;: &quot;&quot;}, {&quot;dropping-particle&quot;: &quot;&quot;, &quot;parse-names&quot;: false, &quot;suffix&quot;: &quot;&quot;, &quot;given&quot;: &quot;D.&quot;, &quot;family&quot;: &quot;Cox&quot;, &quot;non-dropping-particle&quot;: &quot;&quot;}, {&quot;dropping-particle&quot;: &quot;&quot;, &quot;parse-names&quot;: false, &quot;suffix&quot;: &quot;&quot;, &quot;given&quot;: &quot;S.&quot;, &quot;family&quot;: &quot;Lin&quot;, &quot;non-dropping-particle&quot;: &quot;&quot;}, {&quot;dropping-particle&quot;: &quot;&quot;, &quot;parse-names&quot;: false, &quot;suffix&quot;: &quot;&quot;, &quot;given&quot;: &quot;R.&quot;, &quot;family&quot;: &quot;Barretto&quot;, &quot;non-dropping-particle&quot;: &quot;&quot;}, {&quot;dropping-particle&quot;: &quot;&quot;, &quot;parse-names&quot;: false, &quot;suffix&quot;: &quot;&quot;, &quot;given&quot;: &quot;N.&quot;, &quot;family&quot;: &quot;Habib&quot;, &quot;non-dropping-particle&quot;: &quot;&quot;}, {&quot;dropping-particle&quot;: &quot;&quot;, &quot;parse-names&quot;: false, &quot;suffix&quot;: &quot;&quot;, &quot;given&quot;: &quot;P. D.&quot;, &quot;family&quot;: &quot;Hsu&quot;, &quot;non-dropping-particle&quot;: &quot;&quot;}, {&quot;dropping-particle&quot;: &quot;&quot;, &quot;parse-names&quot;: false, &quot;suffix&quot;: &quot;&quot;, &quot;given&quot;: &quot;X.&quot;, &quot;family&quot;: &quot;Wu&quot;, &quot;non-dropping-particle&quot;: &quot;&quot;}, {&quot;dropping-particle&quot;: &quot;&quot;, &quot;parse-names&quot;: false, &quot;suffix&quot;: &quot;&quot;, &quot;given&quot;: &quot;W.&quot;, &quot;family&quot;: &quot;Jiang&quot;, &quot;non-dropping-particle&quot;: &quot;&quot;}, {&quot;dropping-particle&quot;: &quot;&quot;, &quot;parse-names&quot;: false, &quot;suffix&quot;: &quot;&quot;, &quot;given&quot;: &quot;L. A.&quot;, &quot;family&quot;: &quot;Marraffini&quot;, &quot;non-dropping-particle&quot;: &quot;&quot;}, {&quot;dropping-particle&quot;: &quot;&quot;, &quot;parse-names&quot;: false, &quot;suffix&quot;: &quot;&quot;, &quot;given&quot;: &quot;F.&quot;, &quot;family&quot;: &quot;Zhang&quot;, &quot;non-dropping-particle&quot;: &quot;&quot;}], &quot;type&quot;: &quot;article-journal&quot;, &quot;issued&quot;: {&quot;date-parts&quot;: [[&quot;2013&quot;, &quot;2&quot;, &quot;15&quot;]]}, &quot;id&quot;: &quot;ITEM-2&quot;, &quot;PMID&quot;: &quot;23287718&quot;, &quot;container-title&quot;: &quot;Science&quot;, &quot;title&quot;: &quot;Multiplex Genome Engineering Using CRISPR/Cas Systems&quot;, &quot;ISSN&quot;: &quot;0036-8075&quot;, &quot;issue&quot;: &quot;6121&quot;}, &quot;uris&quot;: [&quot;http://www.mendeley.com/documents/?uuid=5ff04406-bb19-3c46-99cf-8d7a63d5ce35&quot;]}]} RNDrsy238uswz"/><text:span text:style-name="T83">(Jinek et al., 2012)</text:span><text:reference-mark-end text:name="ADDIN CSL_CITATION {&quot;properties&quot;: {&quot;noteIndex&quot;: 0}, &quot;schema&quot;: &quot;https://github.com/citation-style-language/schema/raw/master/csl-citation.json&quot;, &quot;mendeley&quot;: {&quot;formattedCitation&quot;: &quot;(Cong et al., 2013; Jinek et al., 2012)&quot;, &quot;previouslyFormattedCitation&quot;: &quot;(Cong et al., 2013; Jinek et al., 2012)&quot;, &quot;manualFormatting&quot;: &quot;(Jinek et al., 2012)&quot;, &quot;plainTextFormattedCitation&quot;: &quot;(Cong et al., 2013; Jinek et al., 2012)&quot;}, &quot;citationItems&quot;: [{&quot;id&quot;: &quot;ITEM-1&quot;, &quot;itemData&quot;: {&quot;DOI&quot;: &quot;10.1126/science.1225829&quot;, &quot;abstract&quot;: &quot;Clustered regularly interspaced short palindromic repeats (CRISPR)/CRISPR-associated (Cas) systems provide bacteria and archaea with adaptive immunity against viruses and plasmids by using CRISPR RNAs (crRNAs) to guide the silencing of invading nucleic acids. We show here that in a subset of these systems, the mature crRNA that is base-paired to trans-activating crRNA (tracrRNA) forms a two-RNA structure that directs the CRISPR-associated protein Cas9 to introduce double-stranded (ds) breaks in target DNA. At sites complementary to the crRNA-guide sequence, the Cas9 HNH nuclease domain cleaves the complementary strand, whereas the Cas9 RuvC-like domain cleaves the noncomplementary strand. The dual-tracrRNA:crRNA, when engineered as a single RNA chimera, also directs sequence-specific Cas9 dsDNA cleavage. Our study reveals a family of endonucleases that use dual-RNAs for site-specific DNA cleavage and highlights the potential to exploit the system for RNA-programmable genome editing.&quot;, &quot;volume&quot;: &quot;337&quot;, &quot;page&quot;: &quot;816-21&quot;, &quot;author&quot;: [{&quot;dropping-particle&quot;: &quot;&quot;, &quot;parse-names&quot;: false, &quot;suffix&quot;: &quot;&quot;, &quot;given&quot;: &quot;Martin&quot;, &quot;family&quot;: &quot;Jinek&quot;, &quot;non-dropping-particle&quot;: &quot;&quot;}, {&quot;dropping-particle&quot;: &quot;&quot;, &quot;parse-names&quot;: false, &quot;suffix&quot;: &quot;&quot;, &quot;given&quot;: &quot;Krzysztof&quot;, &quot;family&quot;: &quot;Chylinski&quot;, &quot;non-dropping-particle&quot;: &quot;&quot;}, {&quot;dropping-particle&quot;: &quot;&quot;, &quot;parse-names&quot;: false, &quot;suffix&quot;: &quot;&quot;, &quot;given&quot;: &quot;Ines&quot;, &quot;family&quot;: &quot;Fonfara&quot;, &quot;non-dropping-particle&quot;: &quot;&quot;}, {&quot;dropping-particle&quot;: &quot;&quot;, &quot;parse-names&quot;: false, &quot;suffix&quot;: &quot;&quot;, &quot;given&quot;: &quot;Michael&quot;, &quot;family&quot;: &quot;Hauer&quot;, &quot;non-dropping-particle&quot;: &quot;&quot;}, {&quot;dropping-particle&quot;: &quot;&quot;, &quot;parse-names&quot;: false, &quot;suffix&quot;: &quot;&quot;, &quot;given&quot;: &quot;Jennifer A&quot;, &quot;family&quot;: &quot;Doudna&quot;, &quot;non-dropping-particle&quot;: &quot;&quot;}, {&quot;dropping-particle&quot;: &quot;&quot;, &quot;parse-names&quot;: false, &quot;suffix&quot;: &quot;&quot;, &quot;given&quot;: &quot;Emmanuelle&quot;, &quot;family&quot;: &quot;Charpentier&quot;, &quot;non-dropping-particle&quot;: &quot;&quot;}], &quot;type&quot;: &quot;article-journal&quot;, &quot;issued&quot;: {&quot;date-parts&quot;: [[&quot;2012&quot;, &quot;8&quot;, &quot;17&quot;]]}, &quot;id&quot;: &quot;ITEM-1&quot;, &quot;PMID&quot;: &quot;22745249&quot;, &quot;container-title&quot;: &quot;Science (New York, N.Y.)&quot;, &quot;title&quot;: &quot;A programmable dual-RNA-guided DNA endonuclease in adaptive bacterial immunity.&quot;, &quot;ISSN&quot;: &quot;1095-9203&quot;, &quot;issue&quot;: &quot;6096&quot;}, &quot;uris&quot;: [&quot;http://www.mendeley.com/documents/?uuid=dd500769-f0a9-4172-8868-491ac0792f6c&quot;]}, {&quot;id&quot;: &quot;ITEM-2&quot;, &quot;itemData&quot;: {&quot;DOI&quot;: &quot;10.1126/science.1231143&quot;, &quot;abstract&quot;: &quot;Functional elucidation of causal genetic variants and elements requires precise genome editing technologies. The type II prokaryotic CRISPR (clustered regularly interspaced short palindromic repeats)/Cas adaptive immune system has been shown to facilitate RNA-guided site-specific DNA cleavage. We engineered two different type II CRISPR/Cas systems and demonstrate that Cas9 nucleases can be directed by short RNAs to induce precise cleavage at endogenous genomic loci in human and mouse cells. Cas9 can also be converted into a nicking enzyme to facilitate homology-directed repair with minimal mutagenic activity. Lastly, multiple guide sequences can be encoded into a single CRISPR array to enable simultaneous editing of several sites within the mammalian genome, demonstrating easy programmability and wide applicability of the RNA-guided nuclease technology.&quot;, &quot;volume&quot;: &quot;339&quot;, &quot;page&quot;: &quot;819-823&quot;, &quot;author&quot;: [{&quot;dropping-particle&quot;: &quot;&quot;, &quot;parse-names&quot;: false, &quot;suffix&quot;: &quot;&quot;, &quot;given&quot;: &quot;L.&quot;, &quot;family&quot;: &quot;Cong&quot;, &quot;non-dropping-particle&quot;: &quot;&quot;}, {&quot;dropping-particle&quot;: &quot;&quot;, &quot;parse-names&quot;: false, &quot;suffix&quot;: &quot;&quot;, &quot;given&quot;: &quot;F. A.&quot;, &quot;family&quot;: &quot;Ran&quot;, &quot;non-dropping-particle&quot;: &quot;&quot;}, {&quot;dropping-particle&quot;: &quot;&quot;, &quot;parse-names&quot;: false, &quot;suffix&quot;: &quot;&quot;, &quot;given&quot;: &quot;D.&quot;, &quot;family&quot;: &quot;Cox&quot;, &quot;non-dropping-particle&quot;: &quot;&quot;}, {&quot;dropping-particle&quot;: &quot;&quot;, &quot;parse-names&quot;: false, &quot;suffix&quot;: &quot;&quot;, &quot;given&quot;: &quot;S.&quot;, &quot;family&quot;: &quot;Lin&quot;, &quot;non-dropping-particle&quot;: &quot;&quot;}, {&quot;dropping-particle&quot;: &quot;&quot;, &quot;parse-names&quot;: false, &quot;suffix&quot;: &quot;&quot;, &quot;given&quot;: &quot;R.&quot;, &quot;family&quot;: &quot;Barretto&quot;, &quot;non-dropping-particle&quot;: &quot;&quot;}, {&quot;dropping-particle&quot;: &quot;&quot;, &quot;parse-names&quot;: false, &quot;suffix&quot;: &quot;&quot;, &quot;given&quot;: &quot;N.&quot;, &quot;family&quot;: &quot;Habib&quot;, &quot;non-dropping-particle&quot;: &quot;&quot;}, {&quot;dropping-particle&quot;: &quot;&quot;, &quot;parse-names&quot;: false, &quot;suffix&quot;: &quot;&quot;, &quot;given&quot;: &quot;P. D.&quot;, &quot;family&quot;: &quot;Hsu&quot;, &quot;non-dropping-particle&quot;: &quot;&quot;}, {&quot;dropping-particle&quot;: &quot;&quot;, &quot;parse-names&quot;: false, &quot;suffix&quot;: &quot;&quot;, &quot;given&quot;: &quot;X.&quot;, &quot;family&quot;: &quot;Wu&quot;, &quot;non-dropping-particle&quot;: &quot;&quot;}, {&quot;dropping-particle&quot;: &quot;&quot;, &quot;parse-names&quot;: false, &quot;suffix&quot;: &quot;&quot;, &quot;given&quot;: &quot;W.&quot;, &quot;family&quot;: &quot;Jiang&quot;, &quot;non-dropping-particle&quot;: &quot;&quot;}, {&quot;dropping-particle&quot;: &quot;&quot;, &quot;parse-names&quot;: false, &quot;suffix&quot;: &quot;&quot;, &quot;given&quot;: &quot;L. A.&quot;, &quot;family&quot;: &quot;Marraffini&quot;, &quot;non-dropping-particle&quot;: &quot;&quot;}, {&quot;dropping-particle&quot;: &quot;&quot;, &quot;parse-names&quot;: false, &quot;suffix&quot;: &quot;&quot;, &quot;given&quot;: &quot;F.&quot;, &quot;family&quot;: &quot;Zhang&quot;, &quot;non-dropping-particle&quot;: &quot;&quot;}], &quot;type&quot;: &quot;article-journal&quot;, &quot;issued&quot;: {&quot;date-parts&quot;: [[&quot;2013&quot;, &quot;2&quot;, &quot;15&quot;]]}, &quot;id&quot;: &quot;ITEM-2&quot;, &quot;PMID&quot;: &quot;23287718&quot;, &quot;container-title&quot;: &quot;Science&quot;, &quot;title&quot;: &quot;Multiplex Genome Engineering Using CRISPR/Cas Systems&quot;, &quot;ISSN&quot;: &quot;0036-8075&quot;, &quot;issue&quot;: &quot;6121&quot;}, &quot;uris&quot;: [&quot;http://www.mendeley.com/documents/?uuid=5ff04406-bb19-3c46-99cf-8d7a63d5ce35&quot;]}]} RNDrsy238uswz"/><text:span text:style-name="T21">⁠. </text:span><text:span text:style-name="T22">In comparison to previous gene editing technologies such as zinc-finger nucleases (ZFNs) or transcription activator-like effector nucleases (TALENs), CRISPR </text:span><text:span text:style-name="T23">is relatively easy to use in eukaryotic cells, can be targeted at specific DNA regions, and is used to not only effect insertions and deletions in genes but also to add template DNA </text:span><text:span text:style-name="T24">using eukaryotic homology-directed repair (HDR) </text:span><text:reference-mark-start text:name="ADDIN CSL_CITATION {&quot;properties&quot;: {&quot;noteIndex&quot;: 0}, &quot;schema&quot;: &quot;https://github.com/citation-style-language/schema/raw/master/csl-citation.json&quot;, &quot;mendeley&quot;: {&quot;formattedCitation&quot;: &quot;(Cong et al., 2013)&quot;, &quot;previouslyFormattedCitation&quot;: &quot;(Cong et al., 2013)&quot;, &quot;plainTextFormattedCitation&quot;: &quot;(Cong et al., 2013)&quot;}, &quot;citationItems&quot;: [{&quot;id&quot;: &quot;ITEM-1&quot;, &quot;itemData&quot;: {&quot;DOI&quot;: &quot;10.1126/science.1231143&quot;, &quot;abstract&quot;: &quot;Functional elucidation of causal genetic variants and elements requires precise genome editing technologies. The type II prokaryotic CRISPR (clustered regularly interspaced short palindromic repeats)/Cas adaptive immune system has been shown to facilitate RNA-guided site-specific DNA cleavage. We engineered two different type II CRISPR/Cas systems and demonstrate that Cas9 nucleases can be directed by short RNAs to induce precise cleavage at endogenous genomic loci in human and mouse cells. Cas9 can also be converted into a nicking enzyme to facilitate homology-directed repair with minimal mutagenic activity. Lastly, multiple guide sequences can be encoded into a single CRISPR array to enable simultaneous editing of several sites within the mammalian genome, demonstrating easy programmability and wide applicability of the RNA-guided nuclease technology.&quot;, &quot;volume&quot;: &quot;339&quot;, &quot;page&quot;: &quot;819-823&quot;, &quot;author&quot;: [{&quot;dropping-particle&quot;: &quot;&quot;, &quot;parse-names&quot;: false, &quot;suffix&quot;: &quot;&quot;, &quot;given&quot;: &quot;L.&quot;, &quot;family&quot;: &quot;Cong&quot;, &quot;non-dropping-particle&quot;: &quot;&quot;}, {&quot;dropping-particle&quot;: &quot;&quot;, &quot;parse-names&quot;: false, &quot;suffix&quot;: &quot;&quot;, &quot;given&quot;: &quot;F. A.&quot;, &quot;family&quot;: &quot;Ran&quot;, &quot;non-dropping-particle&quot;: &quot;&quot;}, {&quot;dropping-particle&quot;: &quot;&quot;, &quot;parse-names&quot;: false, &quot;suffix&quot;: &quot;&quot;, &quot;given&quot;: &quot;D.&quot;, &quot;family&quot;: &quot;Cox&quot;, &quot;non-dropping-particle&quot;: &quot;&quot;}, {&quot;dropping-particle&quot;: &quot;&quot;, &quot;parse-names&quot;: false, &quot;suffix&quot;: &quot;&quot;, &quot;given&quot;: &quot;S.&quot;, &quot;family&quot;: &quot;Lin&quot;, &quot;non-dropping-particle&quot;: &quot;&quot;}, {&quot;dropping-particle&quot;: &quot;&quot;, &quot;parse-names&quot;: false, &quot;suffix&quot;: &quot;&quot;, &quot;given&quot;: &quot;R.&quot;, &quot;family&quot;: &quot;Barretto&quot;, &quot;non-dropping-particle&quot;: &quot;&quot;}, {&quot;dropping-particle&quot;: &quot;&quot;, &quot;parse-names&quot;: false, &quot;suffix&quot;: &quot;&quot;, &quot;given&quot;: &quot;N.&quot;, &quot;family&quot;: &quot;Habib&quot;, &quot;non-dropping-particle&quot;: &quot;&quot;}, {&quot;dropping-particle&quot;: &quot;&quot;, &quot;parse-names&quot;: false, &quot;suffix&quot;: &quot;&quot;, &quot;given&quot;: &quot;P. D.&quot;, &quot;family&quot;: &quot;Hsu&quot;, &quot;non-dropping-particle&quot;: &quot;&quot;}, {&quot;dropping-particle&quot;: &quot;&quot;, &quot;parse-names&quot;: false, &quot;suffix&quot;: &quot;&quot;, &quot;given&quot;: &quot;X.&quot;, &quot;family&quot;: &quot;Wu&quot;, &quot;non-dropping-particle&quot;: &quot;&quot;}, {&quot;dropping-particle&quot;: &quot;&quot;, &quot;parse-names&quot;: false, &quot;suffix&quot;: &quot;&quot;, &quot;given&quot;: &quot;W.&quot;, &quot;family&quot;: &quot;Jiang&quot;, &quot;non-dropping-particle&quot;: &quot;&quot;}, {&quot;dropping-particle&quot;: &quot;&quot;, &quot;parse-names&quot;: false, &quot;suffix&quot;: &quot;&quot;, &quot;given&quot;: &quot;L. A.&quot;, &quot;family&quot;: &quot;Marraffini&quot;, &quot;non-dropping-particle&quot;: &quot;&quot;}, {&quot;dropping-particle&quot;: &quot;&quot;, &quot;parse-names&quot;: false, &quot;suffix&quot;: &quot;&quot;, &quot;given&quot;: &quot;F.&quot;, &quot;family&quot;: &quot;Zhang&quot;, &quot;non-dropping-particle&quot;: &quot;&quot;}], &quot;type&quot;: &quot;article-journal&quot;, &quot;issued&quot;: {&quot;date-parts&quot;: [[&quot;2013&quot;, &quot;2&quot;, &quot;15&quot;]]}, &quot;id&quot;: &quot;ITEM-1&quot;, &quot;PMID&quot;: &quot;23287718&quot;, &quot;container-title&quot;: &quot;Science&quot;, &quot;title&quot;: &quot;Multiplex Genome Engineering Using CRISPR/Cas Systems&quot;, &quot;ISSN&quot;: &quot;0036-8075&quot;, &quot;issue&quot;: &quot;6121&quot;}, &quot;uris&quot;: [&quot;http://www.mendeley.com/documents/?uuid=5ff04406-bb19-3c46-99cf-8d7a63d5ce35&quot;]}]} RNDHwxxcQep14"/><text:span text:style-name="T84">(Cong et al., 2013)</text:span><text:reference-mark-end text:name="ADDIN CSL_CITATION {&quot;properties&quot;: {&quot;noteIndex&quot;: 0}, &quot;schema&quot;: &quot;https://github.com/citation-style-language/schema/raw/master/csl-citation.json&quot;, &quot;mendeley&quot;: {&quot;formattedCitation&quot;: &quot;(Cong et al., 2013)&quot;, &quot;previouslyFormattedCitation&quot;: &quot;(Cong et al., 2013)&quot;, &quot;plainTextFormattedCitation&quot;: &quot;(Cong et al., 2013)&quot;}, &quot;citationItems&quot;: [{&quot;id&quot;: &quot;ITEM-1&quot;, &quot;itemData&quot;: {&quot;DOI&quot;: &quot;10.1126/science.1231143&quot;, &quot;abstract&quot;: &quot;Functional elucidation of causal genetic variants and elements requires precise genome editing technologies. The type II prokaryotic CRISPR (clustered regularly interspaced short palindromic repeats)/Cas adaptive immune system has been shown to facilitate RNA-guided site-specific DNA cleavage. We engineered two different type II CRISPR/Cas systems and demonstrate that Cas9 nucleases can be directed by short RNAs to induce precise cleavage at endogenous genomic loci in human and mouse cells. Cas9 can also be converted into a nicking enzyme to facilitate homology-directed repair with minimal mutagenic activity. Lastly, multiple guide sequences can be encoded into a single CRISPR array to enable simultaneous editing of several sites within the mammalian genome, demonstrating easy programmability and wide applicability of the RNA-guided nuclease technology.&quot;, &quot;volume&quot;: &quot;339&quot;, &quot;page&quot;: &quot;819-823&quot;, &quot;author&quot;: [{&quot;dropping-particle&quot;: &quot;&quot;, &quot;parse-names&quot;: false, &quot;suffix&quot;: &quot;&quot;, &quot;given&quot;: &quot;L.&quot;, &quot;family&quot;: &quot;Cong&quot;, &quot;non-dropping-particle&quot;: &quot;&quot;}, {&quot;dropping-particle&quot;: &quot;&quot;, &quot;parse-names&quot;: false, &quot;suffix&quot;: &quot;&quot;, &quot;given&quot;: &quot;F. A.&quot;, &quot;family&quot;: &quot;Ran&quot;, &quot;non-dropping-particle&quot;: &quot;&quot;}, {&quot;dropping-particle&quot;: &quot;&quot;, &quot;parse-names&quot;: false, &quot;suffix&quot;: &quot;&quot;, &quot;given&quot;: &quot;D.&quot;, &quot;family&quot;: &quot;Cox&quot;, &quot;non-dropping-particle&quot;: &quot;&quot;}, {&quot;dropping-particle&quot;: &quot;&quot;, &quot;parse-names&quot;: false, &quot;suffix&quot;: &quot;&quot;, &quot;given&quot;: &quot;S.&quot;, &quot;family&quot;: &quot;Lin&quot;, &quot;non-dropping-particle&quot;: &quot;&quot;}, {&quot;dropping-particle&quot;: &quot;&quot;, &quot;parse-names&quot;: false, &quot;suffix&quot;: &quot;&quot;, &quot;given&quot;: &quot;R.&quot;, &quot;family&quot;: &quot;Barretto&quot;, &quot;non-dropping-particle&quot;: &quot;&quot;}, {&quot;dropping-particle&quot;: &quot;&quot;, &quot;parse-names&quot;: false, &quot;suffix&quot;: &quot;&quot;, &quot;given&quot;: &quot;N.&quot;, &quot;family&quot;: &quot;Habib&quot;, &quot;non-dropping-particle&quot;: &quot;&quot;}, {&quot;dropping-particle&quot;: &quot;&quot;, &quot;parse-names&quot;: false, &quot;suffix&quot;: &quot;&quot;, &quot;given&quot;: &quot;P. D.&quot;, &quot;family&quot;: &quot;Hsu&quot;, &quot;non-dropping-particle&quot;: &quot;&quot;}, {&quot;dropping-particle&quot;: &quot;&quot;, &quot;parse-names&quot;: false, &quot;suffix&quot;: &quot;&quot;, &quot;given&quot;: &quot;X.&quot;, &quot;family&quot;: &quot;Wu&quot;, &quot;non-dropping-particle&quot;: &quot;&quot;}, {&quot;dropping-particle&quot;: &quot;&quot;, &quot;parse-names&quot;: false, &quot;suffix&quot;: &quot;&quot;, &quot;given&quot;: &quot;W.&quot;, &quot;family&quot;: &quot;Jiang&quot;, &quot;non-dropping-particle&quot;: &quot;&quot;}, {&quot;dropping-particle&quot;: &quot;&quot;, &quot;parse-names&quot;: false, &quot;suffix&quot;: &quot;&quot;, &quot;given&quot;: &quot;L. A.&quot;, &quot;family&quot;: &quot;Marraffini&quot;, &quot;non-dropping-particle&quot;: &quot;&quot;}, {&quot;dropping-particle&quot;: &quot;&quot;, &quot;parse-names&quot;: false, &quot;suffix&quot;: &quot;&quot;, &quot;given&quot;: &quot;F.&quot;, &quot;family&quot;: &quot;Zhang&quot;, &quot;non-dropping-particle&quot;: &quot;&quot;}], &quot;type&quot;: &quot;article-journal&quot;, &quot;issued&quot;: {&quot;date-parts&quot;: [[&quot;2013&quot;, &quot;2&quot;, &quot;15&quot;]]}, &quot;id&quot;: &quot;ITEM-1&quot;, &quot;PMID&quot;: &quot;23287718&quot;, &quot;container-title&quot;: &quot;Science&quot;, &quot;title&quot;: &quot;Multiplex Genome Engineering Using CRISPR/Cas Systems&quot;, &quot;ISSN&quot;: &quot;0036-8075&quot;, &quot;issue&quot;: &quot;6121&quot;}, &quot;uris&quot;: [&quot;http://www.mendeley.com/documents/?uuid=5ff04406-bb19-3c46-99cf-8d7a63d5ce35&quot;]}]} RNDHwxxcQep14"/><text:span text:style-name="T24">⁠</text:span><text:span text:style-name="T23">. <text:s/></text:span><text:span text:style-name="T25">More recent advances in the form of “prime” editing may even remove the need for DNA templates to be included when editing DNA, further simplifying the technology </text:span><text:reference-mark-start text:name="ADDIN CSL_CITATION {&quot;properties&quot;: {&quot;noteIndex&quot;: 0}, &quot;schema&quot;: &quot;https://github.com/citation-style-language/schema/raw/master/csl-citation.json&quot;, &quot;mendeley&quot;: {&quot;formattedCitation&quot;: &quot;(Anzalone et al., 2019)&quot;, &quot;previouslyFormattedCitation&quot;: &quot;(Anzalone et al., 2019)&quot;, &quot;plainTextFormattedCitation&quot;: &quot;(Anzalone et al., 2019)&quot;}, &quot;citationItems&quot;: [{&quot;id&quot;: &quot;ITEM-1&quot;, &quot;itemData&quot;: {&quot;DOI&quot;: &quot;10.1038/s41586-019-1711-4&quot;, &quot;abstract&quot;: &quot;Most genetic variants that contribute to disease1 are challenging to correct efficiently and without excess byproducts2\u20135. Here we describe prime editing, a versatile and precise genome editing method that directly writes new genetic information into a specified DNA site using a catalytically impaired Cas9 fused to an engineered reverse transcriptase, programmed with a prime editing guide RNA (pegRNA) that both specifies the target site and encodes the desired edit. We performed more than 175 edits in human cells including targeted insertions, deletions, and all 12 types of point mutation without requiring double-strand breaks or donor DNA templates. We applied prime editing in human cells to correct efficiently and with few byproducts the primary genetic causes of sickle cell disease (requiring a transversion in HBB) and Tay-Sachs disease (requiring a deletion in HEXA), to install a protective transversion in PRNP, and to insert various tags and epitopes precisely into target loci. Four human cell lines and primary post-mitotic mouse cortical neurons support prime editing with varying efficiencies. Prime editing offers efficiency and product purity advantages over homology-directed repair, complementary strengths and weaknesses compared to base editing, and much lower off-target editing than Cas9 nuclease at known Cas9 off-target sites. Prime editing substantially expands the scope and capabilities of genome editing, and in principle could correct about 89% of known pathogenic human genetic variants.&quot;, &quot;id&quot;: &quot;ITEM-1&quot;, &quot;page&quot;: &quot;1-1&quot;, &quot;author&quot;: [{&quot;dropping-particle&quot;: &quot;V.&quot;, &quot;parse-names&quot;: false, &quot;suffix&quot;: &quot;&quot;, &quot;given&quot;: &quot;Andrew&quot;, &quot;family&quot;: &quot;Anzalone&quot;, &quot;non-dropping-particle&quot;: &quot;&quot;}, {&quot;dropping-particle&quot;: &quot;&quot;, &quot;parse-names&quot;: false, &quot;suffix&quot;: &quot;&quot;, &quot;given&quot;: &quot;Peyton B.&quot;, &quot;family&quot;: &quot;Randolph&quot;, &quot;non-dropping-particle&quot;: &quot;&quot;}, {&quot;dropping-particle&quot;: &quot;&quot;, &quot;parse-names&quot;: false, &quot;suffix&quot;: &quot;&quot;, &quot;given&quot;: &quot;Jessie R.&quot;, &quot;family&quot;: &quot;Davis&quot;, &quot;non-dropping-particle&quot;: &quot;&quot;}, {&quot;dropping-particle&quot;: &quot;&quot;, &quot;parse-names&quot;: false, &quot;suffix&quot;: &quot;&quot;, &quot;given&quot;: &quot;Alexander A.&quot;, &quot;family&quot;: &quot;Sousa&quot;, &quot;non-dropping-particle&quot;: &quot;&quot;}, {&quot;dropping-particle&quot;: &quot;&quot;, &quot;parse-names&quot;: false, &quot;suffix&quot;: &quot;&quot;, &quot;given&quot;: &quot;Luke W.&quot;, &quot;family&quot;: &quot;Koblan&quot;, &quot;non-dropping-particle&quot;: &quot;&quot;}, {&quot;dropping-particle&quot;: &quot;&quot;, &quot;parse-names&quot;: false, &quot;suffix&quot;: &quot;&quot;, &quot;given&quot;: &quot;Jonathan M.&quot;, &quot;family&quot;: &quot;Levy&quot;, &quot;non-dropping-particle&quot;: &quot;&quot;}, {&quot;dropping-particle&quot;: &quot;&quot;, &quot;parse-names&quot;: false, &quot;suffix&quot;: &quot;&quot;, &quot;given&quot;: &quot;Peter J.&quot;, &quot;family&quot;: &quot;Chen&quot;, &quot;non-dropping-particle&quot;: &quot;&quot;}, {&quot;dropping-particle&quot;: &quot;&quot;, &quot;parse-names&quot;: false, &quot;suffix&quot;: &quot;&quot;, &quot;given&quot;: &quot;Christopher&quot;, &quot;family&quot;: &quot;Wilson&quot;, &quot;non-dropping-particle&quot;: &quot;&quot;}, {&quot;dropping-particle&quot;: &quot;&quot;, &quot;parse-names&quot;: false, &quot;suffix&quot;: &quot;&quot;, &quot;given&quot;: &quot;Gregory A.&quot;, &quot;family&quot;: &quot;Newby&quot;, &quot;non-dropping-particle&quot;: &quot;&quot;}, {&quot;dropping-particle&quot;: &quot;&quot;, &quot;parse-names&quot;: false, &quot;suffix&quot;: &quot;&quot;, &quot;given&quot;: &quot;Aditya&quot;, &quot;family&quot;: &quot;Raguram&quot;, &quot;non-dropping-particle&quot;: &quot;&quot;}, {&quot;dropping-particle&quot;: &quot;&quot;, &quot;parse-names&quot;: false, &quot;suffix&quot;: &quot;&quot;, &quot;given&quot;: &quot;David R.&quot;, &quot;family&quot;: &quot;Liu&quot;, &quot;non-dropping-particle&quot;: &quot;&quot;}], &quot;type&quot;: &quot;article-journal&quot;, &quot;publisher&quot;: &quot;Nature Publishing Group&quot;, &quot;ISSN&quot;: &quot;0028-0836&quot;, &quot;container-title&quot;: &quot;Nature&quot;, &quot;issued&quot;: {&quot;date-parts&quot;: [[&quot;2019&quot;, &quot;10&quot;, &quot;21&quot;]]}, &quot;title&quot;: &quot;Search-and-replace genome editing without double-strand breaks or donor DNA&quot;}, &quot;uris&quot;: [&quot;http://www.mendeley.com/documents/?uuid=f75f3884-b2c7-3a01-9941-90e992c003e6&quot;]}]} RNDVziFWsyGLV"/><text:span text:style-name="T85">(Anzalone et al., 2019)</text:span><text:reference-mark-end text:name="ADDIN CSL_CITATION {&quot;properties&quot;: {&quot;noteIndex&quot;: 0}, &quot;schema&quot;: &quot;https://github.com/citation-style-language/schema/raw/master/csl-citation.json&quot;, &quot;mendeley&quot;: {&quot;formattedCitation&quot;: &quot;(Anzalone et al., 2019)&quot;, &quot;previouslyFormattedCitation&quot;: &quot;(Anzalone et al., 2019)&quot;, &quot;plainTextFormattedCitation&quot;: &quot;(Anzalone et al., 2019)&quot;}, &quot;citationItems&quot;: [{&quot;id&quot;: &quot;ITEM-1&quot;, &quot;itemData&quot;: {&quot;DOI&quot;: &quot;10.1038/s41586-019-1711-4&quot;, &quot;abstract&quot;: &quot;Most genetic variants that contribute to disease1 are challenging to correct efficiently and without excess byproducts2\u20135. Here we describe prime editing, a versatile and precise genome editing method that directly writes new genetic information into a specified DNA site using a catalytically impaired Cas9 fused to an engineered reverse transcriptase, programmed with a prime editing guide RNA (pegRNA) that both specifies the target site and encodes the desired edit. We performed more than 175 edits in human cells including targeted insertions, deletions, and all 12 types of point mutation without requiring double-strand breaks or donor DNA templates. We applied prime editing in human cells to correct efficiently and with few byproducts the primary genetic causes of sickle cell disease (requiring a transversion in HBB) and Tay-Sachs disease (requiring a deletion in HEXA), to install a protective transversion in PRNP, and to insert various tags and epitopes precisely into target loci. Four human cell lines and primary post-mitotic mouse cortical neurons support prime editing with varying efficiencies. Prime editing offers efficiency and product purity advantages over homology-directed repair, complementary strengths and weaknesses compared to base editing, and much lower off-target editing than Cas9 nuclease at known Cas9 off-target sites. Prime editing substantially expands the scope and capabilities of genome editing, and in principle could correct about 89% of known pathogenic human genetic variants.&quot;, &quot;id&quot;: &quot;ITEM-1&quot;, &quot;page&quot;: &quot;1-1&quot;, &quot;author&quot;: [{&quot;dropping-particle&quot;: &quot;V.&quot;, &quot;parse-names&quot;: false, &quot;suffix&quot;: &quot;&quot;, &quot;given&quot;: &quot;Andrew&quot;, &quot;family&quot;: &quot;Anzalone&quot;, &quot;non-dropping-particle&quot;: &quot;&quot;}, {&quot;dropping-particle&quot;: &quot;&quot;, &quot;parse-names&quot;: false, &quot;suffix&quot;: &quot;&quot;, &quot;given&quot;: &quot;Peyton B.&quot;, &quot;family&quot;: &quot;Randolph&quot;, &quot;non-dropping-particle&quot;: &quot;&quot;}, {&quot;dropping-particle&quot;: &quot;&quot;, &quot;parse-names&quot;: false, &quot;suffix&quot;: &quot;&quot;, &quot;given&quot;: &quot;Jessie R.&quot;, &quot;family&quot;: &quot;Davis&quot;, &quot;non-dropping-particle&quot;: &quot;&quot;}, {&quot;dropping-particle&quot;: &quot;&quot;, &quot;parse-names&quot;: false, &quot;suffix&quot;: &quot;&quot;, &quot;given&quot;: &quot;Alexander A.&quot;, &quot;family&quot;: &quot;Sousa&quot;, &quot;non-dropping-particle&quot;: &quot;&quot;}, {&quot;dropping-particle&quot;: &quot;&quot;, &quot;parse-names&quot;: false, &quot;suffix&quot;: &quot;&quot;, &quot;given&quot;: &quot;Luke W.&quot;, &quot;family&quot;: &quot;Koblan&quot;, &quot;non-dropping-particle&quot;: &quot;&quot;}, {&quot;dropping-particle&quot;: &quot;&quot;, &quot;parse-names&quot;: false, &quot;suffix&quot;: &quot;&quot;, &quot;given&quot;: &quot;Jonathan M.&quot;, &quot;family&quot;: &quot;Levy&quot;, &quot;non-dropping-particle&quot;: &quot;&quot;}, {&quot;dropping-particle&quot;: &quot;&quot;, &quot;parse-names&quot;: false, &quot;suffix&quot;: &quot;&quot;, &quot;given&quot;: &quot;Peter J.&quot;, &quot;family&quot;: &quot;Chen&quot;, &quot;non-dropping-particle&quot;: &quot;&quot;}, {&quot;dropping-particle&quot;: &quot;&quot;, &quot;parse-names&quot;: false, &quot;suffix&quot;: &quot;&quot;, &quot;given&quot;: &quot;Christopher&quot;, &quot;family&quot;: &quot;Wilson&quot;, &quot;non-dropping-particle&quot;: &quot;&quot;}, {&quot;dropping-particle&quot;: &quot;&quot;, &quot;parse-names&quot;: false, &quot;suffix&quot;: &quot;&quot;, &quot;given&quot;: &quot;Gregory A.&quot;, &quot;family&quot;: &quot;Newby&quot;, &quot;non-dropping-particle&quot;: &quot;&quot;}, {&quot;dropping-particle&quot;: &quot;&quot;, &quot;parse-names&quot;: false, &quot;suffix&quot;: &quot;&quot;, &quot;given&quot;: &quot;Aditya&quot;, &quot;family&quot;: &quot;Raguram&quot;, &quot;non-dropping-particle&quot;: &quot;&quot;}, {&quot;dropping-particle&quot;: &quot;&quot;, &quot;parse-names&quot;: false, &quot;suffix&quot;: &quot;&quot;, &quot;given&quot;: &quot;David R.&quot;, &quot;family&quot;: &quot;Liu&quot;, &quot;non-dropping-particle&quot;: &quot;&quot;}], &quot;type&quot;: &quot;article-journal&quot;, &quot;publisher&quot;: &quot;Nature Publishing Group&quot;, &quot;ISSN&quot;: &quot;0028-0836&quot;, &quot;container-title&quot;: &quot;Nature&quot;, &quot;issued&quot;: {&quot;date-parts&quot;: [[&quot;2019&quot;, &quot;10&quot;, &quot;21&quot;]]}, &quot;title&quot;: &quot;Search-and-replace genome editing without double-strand breaks or donor DNA&quot;}, &quot;uris&quot;: [&quot;http://www.mendeley.com/documents/?uuid=f75f3884-b2c7-3a01-9941-90e992c003e6&quot;]}]} RNDVziFWsyGLV"/><text:span text:style-name="T25">⁠. <text:s/></text:span></text:p>
      <text:p text:style-name="P12"><text:span text:style-name="T25"><text:tab/></text:span><text:span text:style-name="T37">A few years ago, CRISPR-cas was used to edit human zygotic cells for the first time, but the paper warned that improved specificity due to observed off-target effects was needed before it could be used in clinical applications </text:span><text:reference-mark-start text:name="ADDIN CSL_CITATION {&quot;properties&quot;: {&quot;noteIndex&quot;: 0}, &quot;schema&quot;: &quot;https://github.com/citation-style-language/schema/raw/master/csl-citation.json&quot;, &quot;mendeley&quot;: {&quot;formattedCitation&quot;: &quot;(Liang et al., 2015)&quot;, &quot;previouslyFormattedCitation&quot;: &quot;(Liang et al., 2015)&quot;, &quot;plainTextFormattedCitation&quot;: &quot;(Liang et al., 2015)&quot;}, &quot;citationItems&quot;: [{&quot;id&quot;: &quot;ITEM-1&quot;, &quot;itemData&quot;: {&quot;DOI&quot;: &quot;10.1007/s13238-015-0153-5&quot;, &quot;abstract&quot;: &quot;Genome editing tools such as the clustered regularly interspaced short palindromic repeat (CRISPR)-associated system (Cas) have been widely used to modify genes in model systems including animal zygotes and human cells, and hold tremendous promise for both basic research and clinical applications. To date, a serious knowledge gap remains in our understanding of DNA repair mechanisms in human early embryos, and in the efficiency and potential off-target effects of using technologies such as CRISPR/Cas9 in human pre-implantation embryos. In this report, we used tripronuclear (3PN) zygotes to further investigate CRISPR/Cas9-mediated gene editing in human cells. We found that CRISPR/Cas9 could effectively cleave the endogenous \u03b2-globin gene (HBB). However, the efficiency of homologous recombination directed repair (HDR) of HBB was low and the edited embryos were mosaic. Off-target cleavage was also apparent in these 3PN zygotes as revealed by the T7E1 assay and whole-exome sequencing. Furthermore, the endogenous delta-globin gene (HBD), which is homologous to HBB, competed with exogenous donor oligos to act as the repair template, leading to untoward mutations. Our data also indicated that repair of the HBB locus in these embryos occurred preferentially through the non-crossover HDR pathway. Taken together, our work highlights the pressing need to further improve the fidelity and specificity of the CRISPR/Cas9 platform, a prerequisite for any clinical applications of CRSIPR/Cas9-mediated editing.&quot;, &quot;volume&quot;: &quot;6&quot;, &quot;page&quot;: &quot;363-372&quot;, &quot;author&quot;: [{&quot;dropping-particle&quot;: &quot;&quot;, &quot;parse-names&quot;: false, &quot;suffix&quot;: &quot;&quot;, &quot;given&quot;: &quot;Puping&quot;, &quot;family&quot;: &quot;Liang&quot;, &quot;non-dropping-particle&quot;: &quot;&quot;}, {&quot;dropping-particle&quot;: &quot;&quot;, &quot;parse-names&quot;: false, &quot;suffix&quot;: &quot;&quot;, &quot;given&quot;: &quot;Yanwen&quot;, &quot;family&quot;: &quot;Xu&quot;, &quot;non-dropping-particle&quot;: &quot;&quot;}, {&quot;dropping-particle&quot;: &quot;&quot;, &quot;parse-names&quot;: false, &quot;suffix&quot;: &quot;&quot;, &quot;given&quot;: &quot;Xiya&quot;, &quot;family&quot;: &quot;Zhang&quot;, &quot;non-dropping-particle&quot;: &quot;&quot;}, {&quot;dropping-particle&quot;: &quot;&quot;, &quot;parse-names&quot;: false, &quot;suffix&quot;: &quot;&quot;, &quot;given&quot;: &quot;Chenhui&quot;, &quot;family&quot;: &quot;Ding&quot;, &quot;non-dropping-particle&quot;: &quot;&quot;}, {&quot;dropping-particle&quot;: &quot;&quot;, &quot;parse-names&quot;: false, &quot;suffix&quot;: &quot;&quot;, &quot;given&quot;: &quot;Rui&quot;, &quot;family&quot;: &quot;Huang&quot;, &quot;non-dropping-particle&quot;: &quot;&quot;}, {&quot;dropping-particle&quot;: &quot;&quot;, &quot;parse-names&quot;: false, &quot;suffix&quot;: &quot;&quot;, &quot;given&quot;: &quot;Zhen&quot;, &quot;family&quot;: &quot;Zhang&quot;, &quot;non-dropping-particle&quot;: &quot;&quot;}, {&quot;dropping-particle&quot;: &quot;&quot;, &quot;parse-names&quot;: false, &quot;suffix&quot;: &quot;&quot;, &quot;given&quot;: &quot;Jie&quot;, &quot;family&quot;: &quot;Lv&quot;, &quot;non-dropping-particle&quot;: &quot;&quot;}, {&quot;dropping-particle&quot;: &quot;&quot;, &quot;parse-names&quot;: false, &quot;suffix&quot;: &quot;&quot;, &quot;given&quot;: &quot;Xiaowei&quot;, &quot;family&quot;: &quot;Xie&quot;, &quot;non-dropping-particle&quot;: &quot;&quot;}, {&quot;dropping-particle&quot;: &quot;&quot;, &quot;parse-names&quot;: false, &quot;suffix&quot;: &quot;&quot;, &quot;given&quot;: &quot;Yuxi&quot;, &quot;family&quot;: &quot;Chen&quot;, &quot;non-dropping-particle&quot;: &quot;&quot;}, {&quot;dropping-particle&quot;: &quot;&quot;, &quot;parse-names&quot;: false, &quot;suffix&quot;: &quot;&quot;, &quot;given&quot;: &quot;Yujing&quot;, &quot;family&quot;: &quot;Li&quot;, &quot;non-dropping-particle&quot;: &quot;&quot;}, {&quot;dropping-particle&quot;: &quot;&quot;, &quot;parse-names&quot;: false, &quot;suffix&quot;: &quot;&quot;, &quot;given&quot;: &quot;Ying&quot;, &quot;family&quot;: &quot;Sun&quot;, &quot;non-dropping-particle&quot;: &quot;&quot;}, {&quot;dropping-particle&quot;: &quot;&quot;, &quot;parse-names&quot;: false, &quot;suffix&quot;: &quot;&quot;, &quot;given&quot;: &quot;Yaofu&quot;, &quot;family&quot;: &quot;Bai&quot;, &quot;non-dropping-particle&quot;: &quot;&quot;}, {&quot;dropping-particle&quot;: &quot;&quot;, &quot;parse-names&quot;: false, &quot;suffix&quot;: &quot;&quot;, &quot;given&quot;: &quot;Zhou&quot;, &quot;family&quot;: &quot;Songyang&quot;, &quot;non-dropping-particle&quot;: &quot;&quot;}, {&quot;dropping-particle&quot;: &quot;&quot;, &quot;parse-names&quot;: false, &quot;suffix&quot;: &quot;&quot;, &quot;given&quot;: &quot;Wenbin&quot;, &quot;family&quot;: &quot;Ma&quot;, &quot;non-dropping-particle&quot;: &quot;&quot;}, {&quot;dropping-particle&quot;: &quot;&quot;, &quot;parse-names&quot;: false, &quot;suffix&quot;: &quot;&quot;, &quot;given&quot;: &quot;Canquan&quot;, &quot;family&quot;: &quot;Zhou&quot;, &quot;non-dropping-particle&quot;: &quot;&quot;}, {&quot;dropping-particle&quot;: &quot;&quot;, &quot;parse-names&quot;: false, &quot;suffix&quot;: &quot;&quot;, &quot;given&quot;: &quot;Junjiu&quot;, &quot;family&quot;: &quot;Huang&quot;, &quot;non-dropping-particle&quot;: &quot;&quot;}], &quot;type&quot;: &quot;article-journal&quot;, &quot;issued&quot;: {&quot;date-parts&quot;: [[&quot;2015&quot;, &quot;5&quot;, &quot;18&quot;]]}, &quot;id&quot;: &quot;ITEM-1&quot;, &quot;PMID&quot;: &quot;25894090&quot;, &quot;container-title&quot;: &quot;Protein &amp; Cell&quot;, &quot;title&quot;: &quot;CRISPR/Cas9-mediated gene editing in human tripronuclear zygotes&quot;, &quot;ISSN&quot;: &quot;1674-800X&quot;, &quot;issue&quot;: &quot;5&quot;}, &quot;uris&quot;: [&quot;http://www.mendeley.com/documents/?uuid=d93baca1-4c12-334d-88a0-d9eb266e1e1f&quot;]}]} RNDkCZxmMsYlh"/><text:span text:style-name="T92">(Liang et al., 2015)</text:span><text:reference-mark-end text:name="ADDIN CSL_CITATION {&quot;properties&quot;: {&quot;noteIndex&quot;: 0}, &quot;schema&quot;: &quot;https://github.com/citation-style-language/schema/raw/master/csl-citation.json&quot;, &quot;mendeley&quot;: {&quot;formattedCitation&quot;: &quot;(Liang et al., 2015)&quot;, &quot;previouslyFormattedCitation&quot;: &quot;(Liang et al., 2015)&quot;, &quot;plainTextFormattedCitation&quot;: &quot;(Liang et al., 2015)&quot;}, &quot;citationItems&quot;: [{&quot;id&quot;: &quot;ITEM-1&quot;, &quot;itemData&quot;: {&quot;DOI&quot;: &quot;10.1007/s13238-015-0153-5&quot;, &quot;abstract&quot;: &quot;Genome editing tools such as the clustered regularly interspaced short palindromic repeat (CRISPR)-associated system (Cas) have been widely used to modify genes in model systems including animal zygotes and human cells, and hold tremendous promise for both basic research and clinical applications. To date, a serious knowledge gap remains in our understanding of DNA repair mechanisms in human early embryos, and in the efficiency and potential off-target effects of using technologies such as CRISPR/Cas9 in human pre-implantation embryos. In this report, we used tripronuclear (3PN) zygotes to further investigate CRISPR/Cas9-mediated gene editing in human cells. We found that CRISPR/Cas9 could effectively cleave the endogenous \u03b2-globin gene (HBB). However, the efficiency of homologous recombination directed repair (HDR) of HBB was low and the edited embryos were mosaic. Off-target cleavage was also apparent in these 3PN zygotes as revealed by the T7E1 assay and whole-exome sequencing. Furthermore, the endogenous delta-globin gene (HBD), which is homologous to HBB, competed with exogenous donor oligos to act as the repair template, leading to untoward mutations. Our data also indicated that repair of the HBB locus in these embryos occurred preferentially through the non-crossover HDR pathway. Taken together, our work highlights the pressing need to further improve the fidelity and specificity of the CRISPR/Cas9 platform, a prerequisite for any clinical applications of CRSIPR/Cas9-mediated editing.&quot;, &quot;volume&quot;: &quot;6&quot;, &quot;page&quot;: &quot;363-372&quot;, &quot;author&quot;: [{&quot;dropping-particle&quot;: &quot;&quot;, &quot;parse-names&quot;: false, &quot;suffix&quot;: &quot;&quot;, &quot;given&quot;: &quot;Puping&quot;, &quot;family&quot;: &quot;Liang&quot;, &quot;non-dropping-particle&quot;: &quot;&quot;}, {&quot;dropping-particle&quot;: &quot;&quot;, &quot;parse-names&quot;: false, &quot;suffix&quot;: &quot;&quot;, &quot;given&quot;: &quot;Yanwen&quot;, &quot;family&quot;: &quot;Xu&quot;, &quot;non-dropping-particle&quot;: &quot;&quot;}, {&quot;dropping-particle&quot;: &quot;&quot;, &quot;parse-names&quot;: false, &quot;suffix&quot;: &quot;&quot;, &quot;given&quot;: &quot;Xiya&quot;, &quot;family&quot;: &quot;Zhang&quot;, &quot;non-dropping-particle&quot;: &quot;&quot;}, {&quot;dropping-particle&quot;: &quot;&quot;, &quot;parse-names&quot;: false, &quot;suffix&quot;: &quot;&quot;, &quot;given&quot;: &quot;Chenhui&quot;, &quot;family&quot;: &quot;Ding&quot;, &quot;non-dropping-particle&quot;: &quot;&quot;}, {&quot;dropping-particle&quot;: &quot;&quot;, &quot;parse-names&quot;: false, &quot;suffix&quot;: &quot;&quot;, &quot;given&quot;: &quot;Rui&quot;, &quot;family&quot;: &quot;Huang&quot;, &quot;non-dropping-particle&quot;: &quot;&quot;}, {&quot;dropping-particle&quot;: &quot;&quot;, &quot;parse-names&quot;: false, &quot;suffix&quot;: &quot;&quot;, &quot;given&quot;: &quot;Zhen&quot;, &quot;family&quot;: &quot;Zhang&quot;, &quot;non-dropping-particle&quot;: &quot;&quot;}, {&quot;dropping-particle&quot;: &quot;&quot;, &quot;parse-names&quot;: false, &quot;suffix&quot;: &quot;&quot;, &quot;given&quot;: &quot;Jie&quot;, &quot;family&quot;: &quot;Lv&quot;, &quot;non-dropping-particle&quot;: &quot;&quot;}, {&quot;dropping-particle&quot;: &quot;&quot;, &quot;parse-names&quot;: false, &quot;suffix&quot;: &quot;&quot;, &quot;given&quot;: &quot;Xiaowei&quot;, &quot;family&quot;: &quot;Xie&quot;, &quot;non-dropping-particle&quot;: &quot;&quot;}, {&quot;dropping-particle&quot;: &quot;&quot;, &quot;parse-names&quot;: false, &quot;suffix&quot;: &quot;&quot;, &quot;given&quot;: &quot;Yuxi&quot;, &quot;family&quot;: &quot;Chen&quot;, &quot;non-dropping-particle&quot;: &quot;&quot;}, {&quot;dropping-particle&quot;: &quot;&quot;, &quot;parse-names&quot;: false, &quot;suffix&quot;: &quot;&quot;, &quot;given&quot;: &quot;Yujing&quot;, &quot;family&quot;: &quot;Li&quot;, &quot;non-dropping-particle&quot;: &quot;&quot;}, {&quot;dropping-particle&quot;: &quot;&quot;, &quot;parse-names&quot;: false, &quot;suffix&quot;: &quot;&quot;, &quot;given&quot;: &quot;Ying&quot;, &quot;family&quot;: &quot;Sun&quot;, &quot;non-dropping-particle&quot;: &quot;&quot;}, {&quot;dropping-particle&quot;: &quot;&quot;, &quot;parse-names&quot;: false, &quot;suffix&quot;: &quot;&quot;, &quot;given&quot;: &quot;Yaofu&quot;, &quot;family&quot;: &quot;Bai&quot;, &quot;non-dropping-particle&quot;: &quot;&quot;}, {&quot;dropping-particle&quot;: &quot;&quot;, &quot;parse-names&quot;: false, &quot;suffix&quot;: &quot;&quot;, &quot;given&quot;: &quot;Zhou&quot;, &quot;family&quot;: &quot;Songyang&quot;, &quot;non-dropping-particle&quot;: &quot;&quot;}, {&quot;dropping-particle&quot;: &quot;&quot;, &quot;parse-names&quot;: false, &quot;suffix&quot;: &quot;&quot;, &quot;given&quot;: &quot;Wenbin&quot;, &quot;family&quot;: &quot;Ma&quot;, &quot;non-dropping-particle&quot;: &quot;&quot;}, {&quot;dropping-particle&quot;: &quot;&quot;, &quot;parse-names&quot;: false, &quot;suffix&quot;: &quot;&quot;, &quot;given&quot;: &quot;Canquan&quot;, &quot;family&quot;: &quot;Zhou&quot;, &quot;non-dropping-particle&quot;: &quot;&quot;}, {&quot;dropping-particle&quot;: &quot;&quot;, &quot;parse-names&quot;: false, &quot;suffix&quot;: &quot;&quot;, &quot;given&quot;: &quot;Junjiu&quot;, &quot;family&quot;: &quot;Huang&quot;, &quot;non-dropping-particle&quot;: &quot;&quot;}], &quot;type&quot;: &quot;article-journal&quot;, &quot;issued&quot;: {&quot;date-parts&quot;: [[&quot;2015&quot;, &quot;5&quot;, &quot;18&quot;]]}, &quot;id&quot;: &quot;ITEM-1&quot;, &quot;PMID&quot;: &quot;25894090&quot;, &quot;container-title&quot;: &quot;Protein &amp; Cell&quot;, &quot;title&quot;: &quot;CRISPR/Cas9-mediated gene editing in human tripronuclear zygotes&quot;, &quot;ISSN&quot;: &quot;1674-800X&quot;, &quot;issue&quot;: &quot;5&quot;}, &quot;uris&quot;: [&quot;http://www.mendeley.com/documents/?uuid=d93baca1-4c12-334d-88a0-d9eb266e1e1f&quot;]}]} RNDkCZxmMsYlh"/><text:span text:style-name="T37">⁠. </text:span><text:span text:style-name="T38">Controversially, the work done by </text:span><text:span text:style-name="T44">Chinese biophysicist </text:span><text:span text:style-name="T38">He Jiankui in embryologically amending the CCR5 gene in lymphocytes to improve immunity to HIV resulted in the birth of a pair of twins – yet this </text:span><text:span text:style-name="T47">work </text:span><text:span text:style-name="T38">remains unpublished and uncorroborated, </text:span><text:span text:style-name="T43">and the long-term consequences for not only the health of the children but also the scientific field are unclear</text:span><text:span text:style-name="T38"> </text:span><text:reference-mark-start text:name="ADDIN CSL_CITATION {&quot;properties&quot;: {&quot;noteIndex&quot;: 0}, &quot;schema&quot;: &quot;https://github.com/citation-style-language/schema/raw/master/csl-citation.json&quot;, &quot;mendeley&quot;: {&quot;formattedCitation&quot;: &quot;(Cyranoski, 2018)&quot;, &quot;previouslyFormattedCitation&quot;: &quot;(Cyranoski, 2018)&quot;, &quot;plainTextFormattedCitation&quot;: &quot;(Cyranoski, 2018)&quot;}, &quot;citationItems&quot;: [{&quot;id&quot;: &quot;ITEM-1&quot;, &quot;itemData&quot;: {&quot;DOI&quot;: &quot;10.1038/d41586-018-07573-w&quot;, &quot;container-title&quot;: &quot;Nature&quot;, &quot;volume&quot;: &quot;564&quot;, &quot;page&quot;: &quot;13-14&quot;, &quot;author&quot;: [{&quot;dropping-particle&quot;: &quot;&quot;, &quot;parse-names&quot;: false, &quot;suffix&quot;: &quot;&quot;, &quot;given&quot;: &quot;David&quot;, &quot;family&quot;: &quot;Cyranoski&quot;, &quot;non-dropping-particle&quot;: &quot;&quot;}], &quot;type&quot;: &quot;article-journal&quot;, &quot;title&quot;: &quot;CRISPR-baby scientist fails to satisfy critics&quot;, &quot;ISSN&quot;: &quot;0028-0836&quot;, &quot;id&quot;: &quot;ITEM-1&quot;, &quot;issued&quot;: {&quot;date-parts&quot;: [[&quot;2018&quot;, &quot;12&quot;, &quot;28&quot;]]}, &quot;issue&quot;: &quot;7734&quot;}, &quot;uris&quot;: [&quot;http://www.mendeley.com/documents/?uuid=e30fcdde-1826-36ed-bb07-68cdbe05d961&quot;]}]} RNDz2jQBn6JwK"/><text:span text:style-name="T93">(Cyranoski, 2018)</text:span><text:reference-mark-end text:name="ADDIN CSL_CITATION {&quot;properties&quot;: {&quot;noteIndex&quot;: 0}, &quot;schema&quot;: &quot;https://github.com/citation-style-language/schema/raw/master/csl-citation.json&quot;, &quot;mendeley&quot;: {&quot;formattedCitation&quot;: &quot;(Cyranoski, 2018)&quot;, &quot;previouslyFormattedCitation&quot;: &quot;(Cyranoski, 2018)&quot;, &quot;plainTextFormattedCitation&quot;: &quot;(Cyranoski, 2018)&quot;}, &quot;citationItems&quot;: [{&quot;id&quot;: &quot;ITEM-1&quot;, &quot;itemData&quot;: {&quot;DOI&quot;: &quot;10.1038/d41586-018-07573-w&quot;, &quot;container-title&quot;: &quot;Nature&quot;, &quot;volume&quot;: &quot;564&quot;, &quot;page&quot;: &quot;13-14&quot;, &quot;author&quot;: [{&quot;dropping-particle&quot;: &quot;&quot;, &quot;parse-names&quot;: false, &quot;suffix&quot;: &quot;&quot;, &quot;given&quot;: &quot;David&quot;, &quot;family&quot;: &quot;Cyranoski&quot;, &quot;non-dropping-particle&quot;: &quot;&quot;}], &quot;type&quot;: &quot;article-journal&quot;, &quot;title&quot;: &quot;CRISPR-baby scientist fails to satisfy critics&quot;, &quot;ISSN&quot;: &quot;0028-0836&quot;, &quot;id&quot;: &quot;ITEM-1&quot;, &quot;issued&quot;: {&quot;date-parts&quot;: [[&quot;2018&quot;, &quot;12&quot;, &quot;28&quot;]]}, &quot;issue&quot;: &quot;7734&quot;}, &quot;uris&quot;: [&quot;http://www.mendeley.com/documents/?uuid=e30fcdde-1826-36ed-bb07-68cdbe05d961&quot;]}]} RNDz2jQBn6JwK"/><text:span text:style-name="T38">⁠. </text:span><text:span text:style-name="T43">D</text:span><text:span text:style-name="T38">eliberation by the biomedical community has included calls for a moratorium on gene editing research, </text:span><text:span text:style-name="T39">with more moderate voices echoing previous calls for the improvement of safety, transparency, co-operation, regulation and caution in embryonic gene editing by the </text:span><text:span text:style-name="T38">c</text:span><text:span text:style-name="T39">o</text:span><text:span text:style-name="T38">-discovere</text:span><text:span text:style-name="T39">r</text:span><text:span text:style-name="T38"> of CRISPR-cas </text:span><text:reference-mark-start text:name="ADDIN CSL_CITATION {&quot;properties&quot;: {&quot;noteIndex&quot;: 0}, &quot;schema&quot;: &quot;https://github.com/citation-style-language/schema/raw/master/csl-citation.json&quot;, &quot;mendeley&quot;: {&quot;formattedCitation&quot;: &quot;(Doudna, 2015)&quot;, &quot;previouslyFormattedCitation&quot;: &quot;(Doudna, 2015)&quot;, &quot;plainTextFormattedCitation&quot;: &quot;(Doudna, 2015)&quot;}, &quot;citationItems&quot;: [{&quot;id&quot;: &quot;ITEM-1&quot;, &quot;itemData&quot;: {&quot;DOI&quot;: &quot;10.1038/528S6a&quot;, &quot;volume&quot;: &quot;528&quot;, &quot;page&quot;: &quot;S6-S6&quot;, &quot;author&quot;: [{&quot;dropping-particle&quot;: &quot;&quot;, &quot;parse-names&quot;: false, &quot;suffix&quot;: &quot;&quot;, &quot;given&quot;: &quot;Jennifer&quot;, &quot;family&quot;: &quot;Doudna&quot;, &quot;non-dropping-particle&quot;: &quot;&quot;}], &quot;type&quot;: &quot;article-journal&quot;, &quot;issued&quot;: {&quot;date-parts&quot;: [[&quot;2015&quot;, &quot;12&quot;, &quot;2&quot;]]}, &quot;id&quot;: &quot;ITEM-1&quot;, &quot;PMID&quot;: &quot;26630598&quot;, &quot;container-title&quot;: &quot;Nature&quot;, &quot;title&quot;: &quot;Perspective: Embryo editing needs scrutiny&quot;, &quot;ISSN&quot;: &quot;0028-0836&quot;, &quot;issue&quot;: &quot;7580&quot;}, &quot;uris&quot;: [&quot;http://www.mendeley.com/documents/?uuid=611378c5-9936-3523-b3b6-a14d8b424130&quot;]}]} RNDDUZA4gqv9f"/><text:span text:style-name="T93">(Doudna, 2015)</text:span><text:reference-mark-end text:name="ADDIN CSL_CITATION {&quot;properties&quot;: {&quot;noteIndex&quot;: 0}, &quot;schema&quot;: &quot;https://github.com/citation-style-language/schema/raw/master/csl-citation.json&quot;, &quot;mendeley&quot;: {&quot;formattedCitation&quot;: &quot;(Doudna, 2015)&quot;, &quot;previouslyFormattedCitation&quot;: &quot;(Doudna, 2015)&quot;, &quot;plainTextFormattedCitation&quot;: &quot;(Doudna, 2015)&quot;}, &quot;citationItems&quot;: [{&quot;id&quot;: &quot;ITEM-1&quot;, &quot;itemData&quot;: {&quot;DOI&quot;: &quot;10.1038/528S6a&quot;, &quot;volume&quot;: &quot;528&quot;, &quot;page&quot;: &quot;S6-S6&quot;, &quot;author&quot;: [{&quot;dropping-particle&quot;: &quot;&quot;, &quot;parse-names&quot;: false, &quot;suffix&quot;: &quot;&quot;, &quot;given&quot;: &quot;Jennifer&quot;, &quot;family&quot;: &quot;Doudna&quot;, &quot;non-dropping-particle&quot;: &quot;&quot;}], &quot;type&quot;: &quot;article-journal&quot;, &quot;issued&quot;: {&quot;date-parts&quot;: [[&quot;2015&quot;, &quot;12&quot;, &quot;2&quot;]]}, &quot;id&quot;: &quot;ITEM-1&quot;, &quot;PMID&quot;: &quot;26630598&quot;, &quot;container-title&quot;: &quot;Nature&quot;, &quot;title&quot;: &quot;Perspective: Embryo editing needs scrutiny&quot;, &quot;ISSN&quot;: &quot;0028-0836&quot;, &quot;issue&quot;: &quot;7580&quot;}, &quot;uris&quot;: [&quot;http://www.mendeley.com/documents/?uuid=611378c5-9936-3523-b3b6-a14d8b424130&quot;]}]} RNDDUZA4gqv9f"/><text:span text:style-name="T38">⁠. </text:span><text:span text:style-name="T40">In order to realise the eugenic potential of gene editing, the technology itself needs refinement </text:span><text:span text:style-name="T41">first</text:span><text:span text:style-name="T40">. </text:span></text:p>
      <text:p text:style-name="P12"><text:span text:style-name="T41"><text:tab/>For the sake of argument, we </text:span><text:span text:style-name="T42">must assume that such refinement has come about and it has become possible to unproblematically undertake gene editing at both the somatic and germline level. </text:span><text:span text:style-name="T45">It is important to differentiate the two: </text:span><text:span text:style-name="T46">the technologies used for </text:span><text:span text:style-name="T45">gene </text:span><text:span text:style-name="T78">therapy</text:span><text:span text:style-name="T45"> (as distinguished from gene </text:span><text:span text:style-name="T78">editing, </text:span><text:span text:style-name="T73">although gene editing is a major part of gene therapy</text:span><text:span text:style-name="T45">) </text:span><text:span text:style-name="T46">already boasts successes and are generally speaking accepted as nascent medical techniques </text:span><text:span text:style-name="T47">in somatic cells</text:span><text:span text:style-name="T45">. </text:span><text:span text:style-name="T46">For example, a vector-based gene therapy using adenoviruses includ</text:span><text:span text:style-name="T47">ed</text:span><text:span text:style-name="T46"> a shortened version of the dystrophin gene in rodent and canine models to successfully </text:span><text:span text:style-name="T57">combat </text:span><text:span text:style-name="T46">Duchenne muscular dystrophy </text:span><text:reference-mark-start text:name="ADDIN CSL_CITATION {&quot;properties&quot;: {&quot;noteIndex&quot;: 0}, &quot;schema&quot;: &quot;https://github.com/citation-style-language/schema/raw/master/csl-citation.json&quot;, &quot;mendeley&quot;: {&quot;formattedCitation&quot;: &quot;(Song et al., 2019)&quot;, &quot;previouslyFormattedCitation&quot;: &quot;(Song et al., 2019)&quot;, &quot;plainTextFormattedCitation&quot;: &quot;(Song et al., 2019)&quot;}, &quot;citationItems&quot;: [{&quot;id&quot;: &quot;ITEM-1&quot;, &quot;itemData&quot;: {&quot;DOI&quot;: &quot;10.1038/s41591-019-0594-0&quot;, &quot;abstract&quot;: &quot;The essential product of the Duchenne muscular dystrophy (DMD) gene is dystrophin1, a rod-like protein2 that protects striated myocytes from contraction-induced injury3,4. Dystrophin-related protein (or utrophin) retains most of the structural and protein binding elements of dystrophin5. Importantly, normal thymic expression in DMD patients6 should protect utrophin by central immunologic tolerance. We designed a codon-optimized, synthetic transgene encoding a miniaturized utrophin (\u00b5Utro), deliverable by adeno-associated virus (AAV) vectors. Here, we show that \u00b5Utro is a highly functional, non-immunogenic substitute for dystrophin, preventing the most deleterious histological and physiological aspects of muscular dystrophy in small and large animal models. Following systemic administration of an AAV-\u00b5Utro to neonatal dystrophin-deficient mdx mice, histological and biochemical markers of myonecrosis and regeneration are completely suppressed throughout growth to adult weight. In the dystrophin-deficient golden retriever model, \u00b5Utro non-toxically prevented myonecrosis, even in the most powerful muscles. In a stringent test of immunogenicity, focal expression of \u00b5Utro in the deletional-null German shorthaired pointer model produced no evidence of cell-mediated immunity, in contrast to the robust T cell response against similarly constructed \u00b5Dystrophin (\u00b5Dystro). These findings support a model in which utrophin-derived therapies might be used to treat clinical dystrophin deficiency, with a favorable immunologic profile and preserved function in the face of extreme miniaturization. A gene therapy vector expressing micro-utrophin provides functional replacement of lost dystrophin, and lacks the adverse immunogenicity associated with direct dystrophin therapy, in rodent and canine models of Duchenne muscular dystrophy.&quot;, &quot;volume&quot;: &quot;25&quot;, &quot;page&quot;: &quot;1505-1511&quot;, &quot;author&quot;: [{&quot;dropping-particle&quot;: &quot;&quot;, &quot;parse-names&quot;: false, &quot;suffix&quot;: &quot;&quot;, &quot;given&quot;: &quot;Yafeng&quot;, &quot;family&quot;: &quot;Song&quot;, &quot;non-dropping-particle&quot;: &quot;&quot;}, {&quot;dropping-particle&quot;: &quot;&quot;, &quot;parse-names&quot;: false, &quot;suffix&quot;: &quot;&quot;, &quot;given&quot;: &quot;Leon&quot;, &quot;family&quot;: &quot;Morales&quot;, &quot;non-dropping-particle&quot;: &quot;&quot;}, {&quot;dropping-particle&quot;: &quot;&quot;, &quot;parse-names&quot;: false, &quot;suffix&quot;: &quot;&quot;, &quot;given&quot;: &quot;Alock S.&quot;, &quot;family&quot;: &quot;Malik&quot;, &quot;non-dropping-particle&quot;: &quot;&quot;}, {&quot;dropping-particle&quot;: &quot;&quot;, &quot;parse-names&quot;: false, &quot;suffix&quot;: &quot;&quot;, &quot;given&quot;: &quot;Andrew F.&quot;, &quot;family&quot;: &quot;Mead&quot;, &quot;non-dropping-particle&quot;: &quot;&quot;}, {&quot;dropping-particle&quot;: &quot;&quot;, &quot;parse-names&quot;: false, &quot;suffix&quot;: &quot;&quot;, &quot;given&quot;: &quot;Christopher D.&quot;, &quot;family&quot;: &quot;Greer&quot;, &quot;non-dropping-particle&quot;: &quot;&quot;}, {&quot;dropping-particle&quot;: &quot;&quot;, &quot;parse-names&quot;: false, &quot;suffix&quot;: &quot;&quot;, &quot;given&quot;: &quot;Marilyn A.&quot;, &quot;family&quot;: &quot;Mitchell&quot;, &quot;non-dropping-particle&quot;: &quot;&quot;}, {&quot;dropping-particle&quot;: &quot;&quot;, &quot;parse-names&quot;: false, &quot;suffix&quot;: &quot;&quot;, &quot;given&quot;: &quot;Mihail T.&quot;, &quot;family&quot;: &quot;Petrov&quot;, &quot;non-dropping-particle&quot;: &quot;&quot;}, {&quot;dropping-particle&quot;: &quot;&quot;, &quot;parse-names&quot;: false, &quot;suffix&quot;: &quot;&quot;, &quot;given&quot;: &quot;Leonard T.&quot;, &quot;family&quot;: &quot;Su&quot;, &quot;non-dropping-particle&quot;: &quot;&quot;}, {&quot;dropping-particle&quot;: &quot;&quot;, &quot;parse-names&quot;: false, &quot;suffix&quot;: &quot;&quot;, &quot;given&quot;: &quot;Margaret E.&quot;, &quot;family&quot;: &quot;Choi&quot;, &quot;non-dropping-particle&quot;: &quot;&quot;}, {&quot;dropping-particle&quot;: &quot;&quot;, &quot;parse-names&quot;: false, &quot;suffix&quot;: &quot;&quot;, &quot;given&quot;: &quot;Shira T.&quot;, &quot;family&quot;: &quot;Rosenblum&quot;, &quot;non-dropping-particle&quot;: &quot;&quot;}, {&quot;dropping-particle&quot;: &quot;&quot;, &quot;parse-names&quot;: false, &quot;suffix&quot;: &quot;&quot;, &quot;given&quot;: &quot;Xiangping&quot;, &quot;family&quot;: &quot;Lu&quot;, &quot;non-dropping-particle&quot;: &quot;&quot;}, {&quot;dropping-particle&quot;: &quot;&quot;, &quot;parse-names&quot;: false, &quot;suffix&quot;: &quot;&quot;, &quot;given&quot;: &quot;Daniel J.&quot;, &quot;family&quot;: &quot;VanBelzen&quot;, &quot;non-dropping-particle&quot;: &quot;&quot;}, {&quot;dropping-particle&quot;: &quot;&quot;, &quot;parse-names&quot;: false, &quot;suffix&quot;: &quot;&quot;, &quot;given&quot;: &quot;Ranjith K.&quot;, &quot;family&quot;: &quot;Krishnankutty&quot;, &quot;non-dropping-particle&quot;: &quot;&quot;}, {&quot;dropping-particle&quot;: &quot;&quot;, &quot;parse-names&quot;: false, &quot;suffix&quot;: &quot;&quot;, &quot;given&quot;: &quot;Frederick J.&quot;, &quot;family&quot;: &quot;Balzer&quot;, &quot;non-dropping-particle&quot;: &quot;&quot;}, {&quot;dropping-particle&quot;: &quot;&quot;, &quot;parse-names&quot;: false, &quot;suffix&quot;: &quot;&quot;, &quot;given&quot;: &quot;Emanuele&quot;, &quot;family&quot;: &quot;Loro&quot;, &quot;non-dropping-particle&quot;: &quot;&quot;}, {&quot;dropping-particle&quot;: &quot;&quot;, &quot;parse-names&quot;: false, &quot;suffix&quot;: &quot;&quot;, &quot;given&quot;: &quot;Robert&quot;, &quot;family&quot;: &quot;French&quot;, &quot;non-dropping-particle&quot;: &quot;&quot;}, {&quot;dropping-particle&quot;: &quot;&quot;, &quot;parse-names&quot;: false, &quot;suffix&quot;: &quot;&quot;, &quot;given&quot;: &quot;Kathleen J.&quot;, &quot;family&quot;: &quot;Propert&quot;, &quot;non-dropping-particle&quot;: &quot;&quot;}, {&quot;dropping-particle&quot;: &quot;&quot;, &quot;parse-names&quot;: false, &quot;suffix&quot;: &quot;&quot;, &quot;given&quot;: &quot;Shangzhen&quot;, &quot;family&quot;: &quot;Zhou&quot;, &quot;non-dropping-particle&quot;: &quot;&quot;}, {&quot;dropping-particle&quot;: &quot;&quot;, &quot;parse-names&quot;: false, &quot;suffix&quot;: &quot;&quot;, &quot;given&quot;: &quot;Benjamin W.&quot;, &quot;family&quot;: &quot;Kozyak&quot;, &quot;non-dropping-particle&quot;: &quot;&quot;}, {&quot;dropping-particle&quot;: &quot;&quot;, &quot;parse-names&quot;: false, &quot;suffix&quot;: &quot;&quot;, &quot;given&quot;: &quot;Peter P.&quot;, &quot;family&quot;: &quot;Nghiem&quot;, &quot;non-dropping-particle&quot;: &quot;&quot;}, {&quot;dropping-particle&quot;: &quot;&quot;, &quot;parse-names&quot;: false, &quot;suffix&quot;: &quot;&quot;, &quot;given&quot;: &quot;Tejvir S.&quot;, &quot;family&quot;: &quot;Khurana&quot;, &quot;non-dropping-particle&quot;: &quot;&quot;}, {&quot;dropping-particle&quot;: &quot;&quot;, &quot;parse-names&quot;: false, &quot;suffix&quot;: &quot;&quot;, &quot;given&quot;: &quot;Joe N.&quot;, &quot;family&quot;: &quot;Kornegay&quot;, &quot;non-dropping-particle&quot;: &quot;&quot;}, {&quot;dropping-particle&quot;: &quot;&quot;, &quot;parse-names&quot;: false, &quot;suffix&quot;: &quot;&quot;, &quot;given&quot;: &quot;Hansell H.&quot;, &quot;family&quot;: &quot;Stedman&quot;, &quot;non-dropping-particle&quot;: &quot;&quot;}], &quot;type&quot;: &quot;article-journal&quot;, &quot;issued&quot;: {&quot;date-parts&quot;: [[&quot;2019&quot;, &quot;10&quot;, &quot;7&quot;]]}, &quot;id&quot;: &quot;ITEM-1&quot;, &quot;container-title&quot;: &quot;Nature Medicine&quot;, &quot;title&quot;: &quot;Non-immunogenic utrophin gene therapy for the treatment of muscular dystrophy animal models&quot;, &quot;publisher&quot;: &quot;Nature Publishing Group&quot;, &quot;ISSN&quot;: &quot;1078-8956&quot;, &quot;issue&quot;: &quot;10&quot;}, &quot;uris&quot;: [&quot;http://www.mendeley.com/documents/?uuid=65ae23d1-d378-3230-8a05-396170e553ac&quot;]}]} RNDjD2XQX4rIq"/><text:span text:style-name="T94">(Song et al., 2019)</text:span><text:reference-mark-end text:name="ADDIN CSL_CITATION {&quot;properties&quot;: {&quot;noteIndex&quot;: 0}, &quot;schema&quot;: &quot;https://github.com/citation-style-language/schema/raw/master/csl-citation.json&quot;, &quot;mendeley&quot;: {&quot;formattedCitation&quot;: &quot;(Song et al., 2019)&quot;, &quot;previouslyFormattedCitation&quot;: &quot;(Song et al., 2019)&quot;, &quot;plainTextFormattedCitation&quot;: &quot;(Song et al., 2019)&quot;}, &quot;citationItems&quot;: [{&quot;id&quot;: &quot;ITEM-1&quot;, &quot;itemData&quot;: {&quot;DOI&quot;: &quot;10.1038/s41591-019-0594-0&quot;, &quot;abstract&quot;: &quot;The essential product of the Duchenne muscular dystrophy (DMD) gene is dystrophin1, a rod-like protein2 that protects striated myocytes from contraction-induced injury3,4. Dystrophin-related protein (or utrophin) retains most of the structural and protein binding elements of dystrophin5. Importantly, normal thymic expression in DMD patients6 should protect utrophin by central immunologic tolerance. We designed a codon-optimized, synthetic transgene encoding a miniaturized utrophin (\u00b5Utro), deliverable by adeno-associated virus (AAV) vectors. Here, we show that \u00b5Utro is a highly functional, non-immunogenic substitute for dystrophin, preventing the most deleterious histological and physiological aspects of muscular dystrophy in small and large animal models. Following systemic administration of an AAV-\u00b5Utro to neonatal dystrophin-deficient mdx mice, histological and biochemical markers of myonecrosis and regeneration are completely suppressed throughout growth to adult weight. In the dystrophin-deficient golden retriever model, \u00b5Utro non-toxically prevented myonecrosis, even in the most powerful muscles. In a stringent test of immunogenicity, focal expression of \u00b5Utro in the deletional-null German shorthaired pointer model produced no evidence of cell-mediated immunity, in contrast to the robust T cell response against similarly constructed \u00b5Dystrophin (\u00b5Dystro). These findings support a model in which utrophin-derived therapies might be used to treat clinical dystrophin deficiency, with a favorable immunologic profile and preserved function in the face of extreme miniaturization. A gene therapy vector expressing micro-utrophin provides functional replacement of lost dystrophin, and lacks the adverse immunogenicity associated with direct dystrophin therapy, in rodent and canine models of Duchenne muscular dystrophy.&quot;, &quot;volume&quot;: &quot;25&quot;, &quot;page&quot;: &quot;1505-1511&quot;, &quot;author&quot;: [{&quot;dropping-particle&quot;: &quot;&quot;, &quot;parse-names&quot;: false, &quot;suffix&quot;: &quot;&quot;, &quot;given&quot;: &quot;Yafeng&quot;, &quot;family&quot;: &quot;Song&quot;, &quot;non-dropping-particle&quot;: &quot;&quot;}, {&quot;dropping-particle&quot;: &quot;&quot;, &quot;parse-names&quot;: false, &quot;suffix&quot;: &quot;&quot;, &quot;given&quot;: &quot;Leon&quot;, &quot;family&quot;: &quot;Morales&quot;, &quot;non-dropping-particle&quot;: &quot;&quot;}, {&quot;dropping-particle&quot;: &quot;&quot;, &quot;parse-names&quot;: false, &quot;suffix&quot;: &quot;&quot;, &quot;given&quot;: &quot;Alock S.&quot;, &quot;family&quot;: &quot;Malik&quot;, &quot;non-dropping-particle&quot;: &quot;&quot;}, {&quot;dropping-particle&quot;: &quot;&quot;, &quot;parse-names&quot;: false, &quot;suffix&quot;: &quot;&quot;, &quot;given&quot;: &quot;Andrew F.&quot;, &quot;family&quot;: &quot;Mead&quot;, &quot;non-dropping-particle&quot;: &quot;&quot;}, {&quot;dropping-particle&quot;: &quot;&quot;, &quot;parse-names&quot;: false, &quot;suffix&quot;: &quot;&quot;, &quot;given&quot;: &quot;Christopher D.&quot;, &quot;family&quot;: &quot;Greer&quot;, &quot;non-dropping-particle&quot;: &quot;&quot;}, {&quot;dropping-particle&quot;: &quot;&quot;, &quot;parse-names&quot;: false, &quot;suffix&quot;: &quot;&quot;, &quot;given&quot;: &quot;Marilyn A.&quot;, &quot;family&quot;: &quot;Mitchell&quot;, &quot;non-dropping-particle&quot;: &quot;&quot;}, {&quot;dropping-particle&quot;: &quot;&quot;, &quot;parse-names&quot;: false, &quot;suffix&quot;: &quot;&quot;, &quot;given&quot;: &quot;Mihail T.&quot;, &quot;family&quot;: &quot;Petrov&quot;, &quot;non-dropping-particle&quot;: &quot;&quot;}, {&quot;dropping-particle&quot;: &quot;&quot;, &quot;parse-names&quot;: false, &quot;suffix&quot;: &quot;&quot;, &quot;given&quot;: &quot;Leonard T.&quot;, &quot;family&quot;: &quot;Su&quot;, &quot;non-dropping-particle&quot;: &quot;&quot;}, {&quot;dropping-particle&quot;: &quot;&quot;, &quot;parse-names&quot;: false, &quot;suffix&quot;: &quot;&quot;, &quot;given&quot;: &quot;Margaret E.&quot;, &quot;family&quot;: &quot;Choi&quot;, &quot;non-dropping-particle&quot;: &quot;&quot;}, {&quot;dropping-particle&quot;: &quot;&quot;, &quot;parse-names&quot;: false, &quot;suffix&quot;: &quot;&quot;, &quot;given&quot;: &quot;Shira T.&quot;, &quot;family&quot;: &quot;Rosenblum&quot;, &quot;non-dropping-particle&quot;: &quot;&quot;}, {&quot;dropping-particle&quot;: &quot;&quot;, &quot;parse-names&quot;: false, &quot;suffix&quot;: &quot;&quot;, &quot;given&quot;: &quot;Xiangping&quot;, &quot;family&quot;: &quot;Lu&quot;, &quot;non-dropping-particle&quot;: &quot;&quot;}, {&quot;dropping-particle&quot;: &quot;&quot;, &quot;parse-names&quot;: false, &quot;suffix&quot;: &quot;&quot;, &quot;given&quot;: &quot;Daniel J.&quot;, &quot;family&quot;: &quot;VanBelzen&quot;, &quot;non-dropping-particle&quot;: &quot;&quot;}, {&quot;dropping-particle&quot;: &quot;&quot;, &quot;parse-names&quot;: false, &quot;suffix&quot;: &quot;&quot;, &quot;given&quot;: &quot;Ranjith K.&quot;, &quot;family&quot;: &quot;Krishnankutty&quot;, &quot;non-dropping-particle&quot;: &quot;&quot;}, {&quot;dropping-particle&quot;: &quot;&quot;, &quot;parse-names&quot;: false, &quot;suffix&quot;: &quot;&quot;, &quot;given&quot;: &quot;Frederick J.&quot;, &quot;family&quot;: &quot;Balzer&quot;, &quot;non-dropping-particle&quot;: &quot;&quot;}, {&quot;dropping-particle&quot;: &quot;&quot;, &quot;parse-names&quot;: false, &quot;suffix&quot;: &quot;&quot;, &quot;given&quot;: &quot;Emanuele&quot;, &quot;family&quot;: &quot;Loro&quot;, &quot;non-dropping-particle&quot;: &quot;&quot;}, {&quot;dropping-particle&quot;: &quot;&quot;, &quot;parse-names&quot;: false, &quot;suffix&quot;: &quot;&quot;, &quot;given&quot;: &quot;Robert&quot;, &quot;family&quot;: &quot;French&quot;, &quot;non-dropping-particle&quot;: &quot;&quot;}, {&quot;dropping-particle&quot;: &quot;&quot;, &quot;parse-names&quot;: false, &quot;suffix&quot;: &quot;&quot;, &quot;given&quot;: &quot;Kathleen J.&quot;, &quot;family&quot;: &quot;Propert&quot;, &quot;non-dropping-particle&quot;: &quot;&quot;}, {&quot;dropping-particle&quot;: &quot;&quot;, &quot;parse-names&quot;: false, &quot;suffix&quot;: &quot;&quot;, &quot;given&quot;: &quot;Shangzhen&quot;, &quot;family&quot;: &quot;Zhou&quot;, &quot;non-dropping-particle&quot;: &quot;&quot;}, {&quot;dropping-particle&quot;: &quot;&quot;, &quot;parse-names&quot;: false, &quot;suffix&quot;: &quot;&quot;, &quot;given&quot;: &quot;Benjamin W.&quot;, &quot;family&quot;: &quot;Kozyak&quot;, &quot;non-dropping-particle&quot;: &quot;&quot;}, {&quot;dropping-particle&quot;: &quot;&quot;, &quot;parse-names&quot;: false, &quot;suffix&quot;: &quot;&quot;, &quot;given&quot;: &quot;Peter P.&quot;, &quot;family&quot;: &quot;Nghiem&quot;, &quot;non-dropping-particle&quot;: &quot;&quot;}, {&quot;dropping-particle&quot;: &quot;&quot;, &quot;parse-names&quot;: false, &quot;suffix&quot;: &quot;&quot;, &quot;given&quot;: &quot;Tejvir S.&quot;, &quot;family&quot;: &quot;Khurana&quot;, &quot;non-dropping-particle&quot;: &quot;&quot;}, {&quot;dropping-particle&quot;: &quot;&quot;, &quot;parse-names&quot;: false, &quot;suffix&quot;: &quot;&quot;, &quot;given&quot;: &quot;Joe N.&quot;, &quot;family&quot;: &quot;Kornegay&quot;, &quot;non-dropping-particle&quot;: &quot;&quot;}, {&quot;dropping-particle&quot;: &quot;&quot;, &quot;parse-names&quot;: false, &quot;suffix&quot;: &quot;&quot;, &quot;given&quot;: &quot;Hansell H.&quot;, &quot;family&quot;: &quot;Stedman&quot;, &quot;non-dropping-particle&quot;: &quot;&quot;}], &quot;type&quot;: &quot;article-journal&quot;, &quot;issued&quot;: {&quot;date-parts&quot;: [[&quot;2019&quot;, &quot;10&quot;, &quot;7&quot;]]}, &quot;id&quot;: &quot;ITEM-1&quot;, &quot;container-title&quot;: &quot;Nature Medicine&quot;, &quot;title&quot;: &quot;Non-immunogenic utrophin gene therapy for the treatment of muscular dystrophy animal models&quot;, &quot;publisher&quot;: &quot;Nature Publishing Group&quot;, &quot;ISSN&quot;: &quot;1078-8956&quot;, &quot;issue&quot;: &quot;10&quot;}, &quot;uris&quot;: [&quot;http://www.mendeley.com/documents/?uuid=65ae23d1-d378-3230-8a05-396170e553ac&quot;]}]} RNDjD2XQX4rIq"/><text:span text:style-name="T46">⁠. Similarly, the development of chimeric antigen receptor T cells (CAR T-cells) uses vector-based methods to amend somatic lymphocytes in patients to effectively combat cancer </text:span><text:reference-mark-start text:name="ADDIN CSL_CITATION {&quot;properties&quot;: {&quot;noteIndex&quot;: 0}, &quot;schema&quot;: &quot;https://github.com/citation-style-language/schema/raw/master/csl-citation.json&quot;, &quot;mendeley&quot;: {&quot;formattedCitation&quot;: &quot;(Barrett, Singh, Porter, Grupp, &amp; June, 2014)&quot;, &quot;previouslyFormattedCitation&quot;: &quot;(Barrett, Singh, Porter, Grupp, &amp; June, 2014)&quot;, &quot;manualFormatting&quot;: &quot;(Barrett et al., 2014)&quot;, &quot;plainTextFormattedCitation&quot;: &quot;(Barrett, Singh, Porter, Grupp, &amp; June, 2014)&quot;}, &quot;citationItems&quot;: [{&quot;id&quot;: &quot;ITEM-1&quot;, &quot;itemData&quot;: {&quot;DOI&quot;: &quot;10.1146/annurev-med-060512-150254&quot;, &quot;abstract&quot;: &quot;Improved outcomes for patients with cancer hinge on the development of new targeted therapies with acceptable short-term and long-term toxicity. Progress in basic, preclinical, and clinical arenas spanning cellular immunology, synthetic biology, and cell-processing technologies has paved the way for clinical applications of chimeric antigen receptor-based therapies. This new form of targeted immunotherapy merges the exquisite targeting specificity of monoclonal antibodies with the potent cytotoxicity and long-term persistence provided by cytotoxic T cells. Although this field is still in its infancy, clinical trials have already shown clinically significant antitumor activity in neuroblastoma, chronic lymphocytic leukemia, and B cell lymphoma, and trials targeting a variety of other adult and pediatric malignancies are under way. Ongoing work is focused on identifying optimal tumor targets and on elucidating and manipulating both cell- and host-associated factors to support expansion and persistence of the genetically engineered cells in vivo. The potential to target essentially any tumor-associated cell-surface antigen for which a monoclonal antibody can be made opens up an entirely new arena for targeted therapy of cancer.&quot;, &quot;volume&quot;: &quot;65&quot;, &quot;page&quot;: &quot;333-47&quot;, &quot;author&quot;: [{&quot;dropping-particle&quot;: &quot;&quot;, &quot;parse-names&quot;: false, &quot;suffix&quot;: &quot;&quot;, &quot;given&quot;: &quot;David M&quot;, &quot;family&quot;: &quot;Barrett&quot;, &quot;non-dropping-particle&quot;: &quot;&quot;}, {&quot;dropping-particle&quot;: &quot;&quot;, &quot;parse-names&quot;: false, &quot;suffix&quot;: &quot;&quot;, &quot;given&quot;: &quot;Nathan&quot;, &quot;family&quot;: &quot;Singh&quot;, &quot;non-dropping-particle&quot;: &quot;&quot;}, {&quot;dropping-particle&quot;: &quot;&quot;, &quot;parse-names&quot;: false, &quot;suffix&quot;: &quot;&quot;, &quot;given&quot;: &quot;David L&quot;, &quot;family&quot;: &quot;Porter&quot;, &quot;non-dropping-particle&quot;: &quot;&quot;}, {&quot;dropping-particle&quot;: &quot;&quot;, &quot;parse-names&quot;: false, &quot;suffix&quot;: &quot;&quot;, &quot;given&quot;: &quot;Stephan A&quot;, &quot;family&quot;: &quot;Grupp&quot;, &quot;non-dropping-particle&quot;: &quot;&quot;}, {&quot;dropping-particle&quot;: &quot;&quot;, &quot;parse-names&quot;: false, &quot;suffix&quot;: &quot;&quot;, &quot;given&quot;: &quot;Carl H&quot;, &quot;family&quot;: &quot;June&quot;, &quot;non-dropping-particle&quot;: &quot;&quot;}], &quot;type&quot;: &quot;article-journal&quot;, &quot;issued&quot;: {&quot;date-parts&quot;: [[&quot;2014&quot;, &quot;1&quot;, &quot;14&quot;]]}, &quot;id&quot;: &quot;ITEM-1&quot;, &quot;PMID&quot;: &quot;24274181&quot;, &quot;container-title&quot;: &quot;Annual review of medicine&quot;, &quot;title&quot;: &quot;Chimeric antigen receptor therapy for cancer.&quot;, &quot;language&quot;: &quot;en&quot;, &quot;publisher&quot;: &quot;Annual Reviews&quot;, &quot;ISSN&quot;: &quot;1545-326X&quot;}, &quot;uris&quot;: [&quot;http://www.mendeley.com/documents/?uuid=0c7c839a-5e13-43aa-bb1d-25f4e8ae0b49&quot;]}]} RND5yEOqzGPet"/><text:span text:style-name="T94">(Barrett et al., 2014)</text:span><text:reference-mark-end text:name="ADDIN CSL_CITATION {&quot;properties&quot;: {&quot;noteIndex&quot;: 0}, &quot;schema&quot;: &quot;https://github.com/citation-style-language/schema/raw/master/csl-citation.json&quot;, &quot;mendeley&quot;: {&quot;formattedCitation&quot;: &quot;(Barrett, Singh, Porter, Grupp, &amp; June, 2014)&quot;, &quot;previouslyFormattedCitation&quot;: &quot;(Barrett, Singh, Porter, Grupp, &amp; June, 2014)&quot;, &quot;manualFormatting&quot;: &quot;(Barrett et al., 2014)&quot;, &quot;plainTextFormattedCitation&quot;: &quot;(Barrett, Singh, Porter, Grupp, &amp; June, 2014)&quot;}, &quot;citationItems&quot;: [{&quot;id&quot;: &quot;ITEM-1&quot;, &quot;itemData&quot;: {&quot;DOI&quot;: &quot;10.1146/annurev-med-060512-150254&quot;, &quot;abstract&quot;: &quot;Improved outcomes for patients with cancer hinge on the development of new targeted therapies with acceptable short-term and long-term toxicity. Progress in basic, preclinical, and clinical arenas spanning cellular immunology, synthetic biology, and cell-processing technologies has paved the way for clinical applications of chimeric antigen receptor-based therapies. This new form of targeted immunotherapy merges the exquisite targeting specificity of monoclonal antibodies with the potent cytotoxicity and long-term persistence provided by cytotoxic T cells. Although this field is still in its infancy, clinical trials have already shown clinically significant antitumor activity in neuroblastoma, chronic lymphocytic leukemia, and B cell lymphoma, and trials targeting a variety of other adult and pediatric malignancies are under way. Ongoing work is focused on identifying optimal tumor targets and on elucidating and manipulating both cell- and host-associated factors to support expansion and persistence of the genetically engineered cells in vivo. The potential to target essentially any tumor-associated cell-surface antigen for which a monoclonal antibody can be made opens up an entirely new arena for targeted therapy of cancer.&quot;, &quot;volume&quot;: &quot;65&quot;, &quot;page&quot;: &quot;333-47&quot;, &quot;author&quot;: [{&quot;dropping-particle&quot;: &quot;&quot;, &quot;parse-names&quot;: false, &quot;suffix&quot;: &quot;&quot;, &quot;given&quot;: &quot;David M&quot;, &quot;family&quot;: &quot;Barrett&quot;, &quot;non-dropping-particle&quot;: &quot;&quot;}, {&quot;dropping-particle&quot;: &quot;&quot;, &quot;parse-names&quot;: false, &quot;suffix&quot;: &quot;&quot;, &quot;given&quot;: &quot;Nathan&quot;, &quot;family&quot;: &quot;Singh&quot;, &quot;non-dropping-particle&quot;: &quot;&quot;}, {&quot;dropping-particle&quot;: &quot;&quot;, &quot;parse-names&quot;: false, &quot;suffix&quot;: &quot;&quot;, &quot;given&quot;: &quot;David L&quot;, &quot;family&quot;: &quot;Porter&quot;, &quot;non-dropping-particle&quot;: &quot;&quot;}, {&quot;dropping-particle&quot;: &quot;&quot;, &quot;parse-names&quot;: false, &quot;suffix&quot;: &quot;&quot;, &quot;given&quot;: &quot;Stephan A&quot;, &quot;family&quot;: &quot;Grupp&quot;, &quot;non-dropping-particle&quot;: &quot;&quot;}, {&quot;dropping-particle&quot;: &quot;&quot;, &quot;parse-names&quot;: false, &quot;suffix&quot;: &quot;&quot;, &quot;given&quot;: &quot;Carl H&quot;, &quot;family&quot;: &quot;June&quot;, &quot;non-dropping-particle&quot;: &quot;&quot;}], &quot;type&quot;: &quot;article-journal&quot;, &quot;issued&quot;: {&quot;date-parts&quot;: [[&quot;2014&quot;, &quot;1&quot;, &quot;14&quot;]]}, &quot;id&quot;: &quot;ITEM-1&quot;, &quot;PMID&quot;: &quot;24274181&quot;, &quot;container-title&quot;: &quot;Annual review of medicine&quot;, &quot;title&quot;: &quot;Chimeric antigen receptor therapy for cancer.&quot;, &quot;language&quot;: &quot;en&quot;, &quot;publisher&quot;: &quot;Annual Reviews&quot;, &quot;ISSN&quot;: &quot;1545-326X&quot;}, &quot;uris&quot;: [&quot;http://www.mendeley.com/documents/?uuid=0c7c839a-5e13-43aa-bb1d-25f4e8ae0b49&quot;]}]} RND5yEOqzGPet"/><text:span text:style-name="T46">⁠. </text:span><text:span text:style-name="T47">Both these techniques insert or amend modified genes. So why are these accepted, but</text:span><text:span text:style-name="T46"> </text:span><text:span text:style-name="T47">not germline amendments?</text:span></text:p>
      <text:p text:style-name="P13"><text:span text:style-name="T47"><text:tab/>The difference lies in </text:span><text:span text:style-name="T48">the consequences of </text:span><text:span text:style-name="T49">somatic vs. germline editing. The former follows existing ethical and regulatory guidelines (for example, as laid down by the Food and Drug Administration in the USA), which focuses on patient choice, </text:span><text:span text:style-name="T50">safety and effectiveness</text:span><text:span text:style-name="T49">. Importantly, genetic amendments are not conveyed to the next generation through the germline, </text:span><text:span text:style-name="T51">and as a medical intervention focuses on the amelioration of disease. </text:span><text:span text:style-name="T52">In contrast, germline edits would be passed down to subsequent generations, and at that point becomes the purview of eugenics. </text:span><text:span text:style-name="T54">Germline editing, regardless of the initial intention in making that edit (e.g. to cure a disease), indisputably results in a purposeful intervention in the future genetic health of a population.</text:span><text:span text:style-name="T52"> </text:span></text:p>
      <text:p text:style-name="P13"><text:soft-page-break/><text:span text:style-name="T52"/></text:p>
      <text:p text:style-name="P13"><text:span text:style-name="T52"><text:tab/></text:span></text:p>
      <text:p text:style-name="P13"><text:span text:style-name="T52"><text:tab/></text:span><text:span text:style-name="T63">What would be the implications for society?</text:span></text:p>
      <text:p text:style-name="P13"><text:span text:style-name="T63"/></text:p>
      <text:p text:style-name="P13"><text:span text:style-name="T53"><text:tab/></text:span><text:span text:style-name="T57">An influential report published by the National Academies for Sciences, Engineering and Medicine </text:span><text:span text:style-name="T59">summarises </text:span><text:span text:style-name="T57">how germline editing is to be approached: while a powerful potential technology, the benefits and risks become multi-generational, and the “wisdom and appropriateness” of such interventions are in question – especially if other therapies exist. </text:span><text:span text:style-name="T58">The report also touches on the continuum of acceptability for gene editing to be used in cases of “enhancement, therapy and disease treatment” </text:span><text:reference-mark-start text:name="ADDIN CSL_CITATION {&quot;properties&quot;: {&quot;noteIndex&quot;: 0}, &quot;schema&quot;: &quot;https://github.com/citation-style-language/schema/raw/master/csl-citation.json&quot;, &quot;mendeley&quot;: {&quot;formattedCitation&quot;: &quot;(National Academies of Sciences, 2017)&quot;, &quot;plainTextFormattedCitation&quot;: &quot;(National Academies of Sciences, 2017)&quot;}, &quot;citationItems&quot;: [{&quot;id&quot;: &quot;ITEM-1&quot;, &quot;itemData&quot;: {&quot;DOI&quot;: &quot;10.17226/24623&quot;, &quot;ISBN&quot;: &quot;978-0-309-45288-5&quot;, &quot;publisher-place&quot;: &quot;Washington, D.C.&quot;, &quot;author&quot;: [{&quot;dropping-particle&quot;: &quot;&quot;, &quot;parse-names&quot;: false, &quot;suffix&quot;: &quot;&quot;, &quot;given&quot;: &quot;Engineering, and Medicine&quot;, &quot;family&quot;: &quot;National Academies of Sciences&quot;, &quot;non-dropping-particle&quot;: &quot;&quot;}], &quot;type&quot;: &quot;book&quot;, &quot;publisher&quot;: &quot;National Academies Press&quot;, &quot;issued&quot;: {&quot;date-parts&quot;: [[&quot;2017&quot;, &quot;7&quot;, &quot;13&quot;]]}, &quot;id&quot;: &quot;ITEM-1&quot;, &quot;title&quot;: &quot;Human Genome Editing&quot;}, &quot;uris&quot;: [&quot;http://www.mendeley.com/documents/?uuid=2b34cf68-53a7-312e-beb8-57e794f5c511&quot;]}]} RNDUY2GE7SdyF"/><text:span text:style-name="T95">(National Academies of Sciences, 2017)</text:span><text:reference-mark-end text:name="ADDIN CSL_CITATION {&quot;properties&quot;: {&quot;noteIndex&quot;: 0}, &quot;schema&quot;: &quot;https://github.com/citation-style-language/schema/raw/master/csl-citation.json&quot;, &quot;mendeley&quot;: {&quot;formattedCitation&quot;: &quot;(National Academies of Sciences, 2017)&quot;, &quot;plainTextFormattedCitation&quot;: &quot;(National Academies of Sciences, 2017)&quot;}, &quot;citationItems&quot;: [{&quot;id&quot;: &quot;ITEM-1&quot;, &quot;itemData&quot;: {&quot;DOI&quot;: &quot;10.17226/24623&quot;, &quot;ISBN&quot;: &quot;978-0-309-45288-5&quot;, &quot;publisher-place&quot;: &quot;Washington, D.C.&quot;, &quot;author&quot;: [{&quot;dropping-particle&quot;: &quot;&quot;, &quot;parse-names&quot;: false, &quot;suffix&quot;: &quot;&quot;, &quot;given&quot;: &quot;Engineering, and Medicine&quot;, &quot;family&quot;: &quot;National Academies of Sciences&quot;, &quot;non-dropping-particle&quot;: &quot;&quot;}], &quot;type&quot;: &quot;book&quot;, &quot;publisher&quot;: &quot;National Academies Press&quot;, &quot;issued&quot;: {&quot;date-parts&quot;: [[&quot;2017&quot;, &quot;7&quot;, &quot;13&quot;]]}, &quot;id&quot;: &quot;ITEM-1&quot;, &quot;title&quot;: &quot;Human Genome Editing&quot;}, &quot;uris&quot;: [&quot;http://www.mendeley.com/documents/?uuid=2b34cf68-53a7-312e-beb8-57e794f5c511&quot;]}]} RNDUY2GE7SdyF"/><text:span text:style-name="T57">⁠</text:span><text:span text:style-name="T58">. </text:span><text:span text:style-name="T59">While cases of curing disease (e.g. Duchenne’s muscular dystrophy) </text:span><text:span text:style-name="T61">might </text:span><text:span text:style-name="T59">seem clear-cut </text:span><text:span text:style-name="T60">to </text:span><text:span text:style-name="T61">a medical professional, </text:span><text:span text:style-name="T60">conditions such as those on the autism spectrum (e.g. Asperger’s syndrome) or those that exist on the deaf/blind spectrum may, depending on the patient, not be seen as conditions or disease, and not in need of “curing”. <text:s text:c="3"/></text:span></text:p>
      <text:p text:style-name="P13"><text:span text:style-name="T57"/></text:p>
      <text:p text:style-name="P13"><text:span text:style-name="T57"><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2T18:45:08.686000000</meta:creation-date>
    <dc:date>2019-11-23T10:29:36.661000000</dc:date>
    <meta:editing-duration>PT2H34M41S</meta:editing-duration>
    <meta:editing-cycles>58</meta:editing-cycles>
    <meta:generator>LibreOffice/6.2.8.2$Windows_X86_64 LibreOffice_project/f82ddfca21ebc1e222a662a32b25c0c9d20169ee</meta:generator>
    <meta:document-statistic meta:table-count="0" meta:image-count="0" meta:object-count="0" meta:page-count="3" meta:paragraph-count="18" meta:word-count="1358" meta:character-count="8843" meta:non-whitespace-character-count="7461"/>
    <meta:user-defined meta:name="Mendeley Citation Style_1">http://www.zotero.org/styles/apa</meta:user-defined>
    <meta:user-defined meta:name="Mendeley Document_1">True</meta:user-defined>
    <meta:user-defined meta:name="Mendeley Unique User Id_1">e95778e8-4642-3932-b5ac-38488af4473b</meta:user-defined>
  </office:meta>
</office:document-meta>
</file>